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Fira Code" svg:font-family="'Fira Code', 'Fira Mono', Menlo, Consolas, 'DejaVu Sans Mono',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8938in" table:align="left"/>
    </style:style>
    <style:style style:name="Table1.A" style:family="table-column">
      <style:table-column-properties style:column-width="1.1882in"/>
    </style:style>
    <style:style style:name="Table1.B" style:family="table-column">
      <style:table-column-properties style:column-width="1.2278in"/>
    </style:style>
    <style:style style:name="Table1.C" style:family="table-column">
      <style:table-column-properties style:column-width="2.0403in"/>
    </style:style>
    <style:style style:name="Table1.D" style:family="table-column">
      <style:table-column-properties style:column-width="0.8757in"/>
    </style:style>
    <style:style style:name="Table1.E" style:family="table-column">
      <style:table-column-properties style:column-width="1.5618in"/>
    </style:style>
    <style:style style:name="Table1.A1" style:family="table-cell">
      <style:table-cell-properties style:vertical-align="middle" fo:padding="0.0194in" fo:border="none"/>
    </style:style>
    <style:style style:name="Table2" style:family="table">
      <style:table-properties style:width="3.1826in" table:align="left"/>
    </style:style>
    <style:style style:name="Table2.A" style:family="table-column">
      <style:table-column-properties style:column-width="1.1882in"/>
    </style:style>
    <style:style style:name="Table2.B" style:family="table-column">
      <style:table-column-properties style:column-width="0.7132in"/>
    </style:style>
    <style:style style:name="Table2.C" style:family="table-column">
      <style:table-column-properties style:column-width="1.2813in"/>
    </style:style>
    <style:style style:name="Table2.A1" style:family="table-cell">
      <style:table-cell-properties style:vertical-align="middle" fo:padding="0.0194in" fo:border="none"/>
    </style:style>
    <style:style style:name="P1" style:family="paragraph" style:parent-style-name="Preformatted_20_Text">
      <style:paragraph-properties fo:line-height="150%" fo:text-align="start" style:justify-single-word="false"/>
      <style:text-properties fo:font-style="italic"/>
    </style:style>
    <style:style style:name="P2" style:family="paragraph" style:parent-style-name="Preformatted_20_Text">
      <style:paragraph-properties fo:margin-left="0in" fo:margin-right="0in" fo:line-height="150%" fo:text-align="start" style:justify-single-word="false" fo:text-indent="0in" style:auto-text-indent="false"/>
    </style:style>
    <style:style style:name="P3" style:family="paragraph" style:parent-style-name="Preformatted_20_Text">
      <style:paragraph-properties fo:line-height="150%" fo:text-align="start" style:justify-single-word="false"/>
    </style:style>
    <style:style style:name="P4" style:family="paragraph" style:parent-style-name="Preformatted_20_Text">
      <style:paragraph-properties fo:margin-top="0in" fo:margin-bottom="0.1965in" style:contextual-spacing="false" fo:line-height="150%" fo:text-align="start" style:justify-single-word="false"/>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list-style-name="L8">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1" style:family="paragraph" style:parent-style-name="Text_20_body" style:list-style-name="L8">
      <style:text-properties fo:font-style="italic" fo:font-weight="bold" style:font-style-asian="italic" style:font-weight-asian="bold" style:font-style-complex="italic" style:font-weight-complex="bold"/>
    </style:style>
    <style:style style:name="P22" style:family="paragraph" style:parent-style-name="Text_20_body" style:list-style-name="L9">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3" style:family="paragraph" style:parent-style-name="Text_20_body" style:list-style-name="L9">
      <style:text-properties fo:font-style="italic" fo:font-weight="bold" style:font-style-asian="italic" style:font-weight-asian="bold" style:font-style-complex="italic" style:font-weight-complex="bold"/>
    </style:style>
    <style:style style:name="P24" style:family="paragraph" style:parent-style-name="Text_20_body" style:list-style-name="L10">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5" style:family="paragraph" style:parent-style-name="Text_20_body" style:list-style-name="L10">
      <style:text-properties fo:font-style="italic" fo:font-weight="bold" style:font-style-asian="italic" style:font-weight-asian="bold" style:font-style-complex="italic" style:font-weight-complex="bold"/>
    </style:style>
    <style:style style:name="P26" style:family="paragraph" style:parent-style-name="Text_20_body" style:list-style-name="L13">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7" style:family="paragraph" style:parent-style-name="Text_20_body" style:list-style-name="L13">
      <style:text-properties fo:font-style="italic" fo:font-weight="bold" style:font-style-asian="italic" style:font-weight-asian="bold" style:font-style-complex="italic" style:font-weight-complex="bold"/>
    </style:style>
    <style:style style:name="P28" style:family="paragraph" style:parent-style-name="Text_20_body" style:list-style-name="L14">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29" style:family="paragraph" style:parent-style-name="Text_20_body" style:list-style-name="L14">
      <style:text-properties fo:font-style="italic" fo:font-weight="bold" style:font-style-asian="italic" style:font-weight-asian="bold" style:font-style-complex="italic" style:font-weight-complex="bold"/>
    </style:style>
    <style:style style:name="P30" style:family="paragraph" style:parent-style-name="Text_20_body" style:list-style-name="L15">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31" style:family="paragraph" style:parent-style-name="Text_20_body" style:list-style-name="L15">
      <style:text-properties fo:font-style="italic" fo:font-weight="bold" style:font-style-asian="italic" style:font-weight-asian="bold" style:font-style-complex="italic" style:font-weight-complex="bold"/>
    </style:style>
    <style:style style:name="P32" style:family="paragraph" style:parent-style-name="Text_20_body" style:list-style-name="L16">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33" style:family="paragraph" style:parent-style-name="Text_20_body" style:list-style-name="L16">
      <style:text-properties fo:font-style="italic" fo:font-weight="bold" style:font-style-asian="italic" style:font-weight-asian="bold" style:font-style-complex="italic" style:font-weight-complex="bold"/>
    </style:style>
    <style:style style:name="P34" style:family="paragraph" style:parent-style-name="Text_20_body" style:list-style-name="L17">
      <style:paragraph-properties fo:margin-top="0in" fo:margin-bottom="0in" style:contextual-spacing="false"/>
      <style:text-properties fo:font-style="italic" fo:font-weight="bold" style:font-style-asian="italic" style:font-weight-asian="bold" style:font-style-complex="italic" style:font-weight-complex="bold"/>
    </style:style>
    <style:style style:name="P35" style:family="paragraph" style:parent-style-name="Text_20_body" style:list-style-name="L17">
      <style:text-properties fo:font-style="italic" fo:font-weight="bold" style:font-style-asian="italic" style:font-weight-asian="bold" style:font-style-complex="italic" style:font-weight-complex="bold"/>
    </style:style>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8"/>
    <style:style style:name="P39" style:family="paragraph" style:parent-style-name="Text_20_body" style:list-style-name="L18">
      <style:paragraph-properties fo:margin-top="0in" fo:margin-bottom="0in" style:contextual-spacing="false"/>
    </style:style>
    <style:style style:name="T1" style:family="text">
      <style:text-properties fo:color="#abb2bf" loext:opacity="100%" style:font-name="Fira Code" fo:background-color="#282c34" loext:char-shading-value="0" loext:padding="0in" loext:border="none"/>
    </style:style>
    <style:style style:name="T2" style:family="text">
      <style:text-properties fo:color="#abb2bf" loext:opacity="100%" fo:background-color="#282c34" loext:char-shading-value="0" loext:padding="0in" loext:border="none"/>
    </style:style>
    <style:style style:name="T3" style:family="text">
      <style:text-properties fo:color="#c678dd" loext:opacity="100%" style:font-name="Fira Code" fo:background-color="#282c34" loext:char-shading-value="0" loext:padding="0in" loext:border="none"/>
    </style:style>
    <style:style style:name="T4" style:family="text">
      <style:text-properties fo:color="#5c6370" loext:opacity="100%" style:font-name="Fira Code" fo:background-color="#282c34" loext:char-shading-value="0" loext:padding="0in" loext:border="none"/>
    </style:style>
    <style:style style:name="T5" style:family="text">
      <style:text-properties fo:color="#5c6370" loext:opacity="100%" style:font-name="Fira Code" fo:font-style="italic" fo:background-color="#282c34" loext:char-shading-value="0" loext:padding="0in" loext:border="none"/>
    </style:style>
    <style:style style:name="T6" style:family="text">
      <style:text-properties fo:color="#61afef" loext:opacity="100%" style:font-name="Fira Code" fo:background-color="#282c34" loext:char-shading-value="0" loext:padding="0in" loext:border="none"/>
    </style:style>
    <style:style style:name="T7" style:family="text">
      <style:text-properties fo:color="#98c379" loext:opacity="100%" style:font-name="Fira Code" fo:background-color="#282c34" loext:char-shading-value="0" loext:padding="0in" loext:border="none"/>
    </style:style>
    <style:style style:name="T8" style:family="text">
      <style:text-properties fo:color="#d19a66" loext:opacity="100%" style:font-name="Fira Code" fo:background-color="#282c34" loext:char-shading-value="0"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nopsis</text:h>
      <text:p text:style-name="Text_20_body">This paper introduces the R9 embedding, a novel approach to lattice representation in crystallography. By mapping lattices to points in a 9-dimensional Euclidean space, R9 embedding offers continuity, permutation invariance, and metric properties, overcoming limitations of existing methods. The paper explores the mathematical foundations of R9 embedding, its key properties, and its applications in various areas of crystallography and materials science, including structure classification, phase transition analysis, and crystal structure prediction.</text:p>
      <text:h text:style-name="Heading_20_1" text:outline-level="1">Abstract</text:h>
      <text:p text:style-name="Text_20_body">Lattice comparison and analysis are fundamental to crystallography and materials science, but existing methods often struggle with discontinuities, permutation sensitivity, and lack of metric properties. This paper introduces the R9 embedding, a novel approach that maps lattices to points in a 9-dimensional Euclidean space, addressing these challenges.</text:p>
      <text:p text:style-name="Text_20_body">We present the mathematical formulation of R9 embedding and demonstrate its key properties: continuity across the entire lattice space, invariance under valid permutations of S6 parameters, and the existence of a natural Euclidean metric. These properties make R9 embedding particularly suitable for a wide range of applications in crystallography and materials science.</text:p>
      <text:p text:style-name="Text_20_body">The paper explores several applications of R9 embedding, including crystal structure classification and clustering, phase transition analysis, and crystal structure prediction. We demonstrate how R9 embedding enables the use of advanced machine learning techniques and provides a unified framework for studying structural transformations.</text:p>
      <text:p text:style-name="Text_20_body">Furthermore, we discuss the implications of R9 embedding for the field, its current limitations, and potential future research directions. These include the development of extended embeddings, topology-aware metrics, and integration with quantum mechanical calculations.</text:p>
      <text:p text:style-name="Text_20_body">The R9 embedding represents a significant advancement in lattice representation, offering a bridge between traditional crystallography and modern computational techniques. It has the potential to accelerate materials discovery, enhance our understanding of structural relationships, and open new avenues for research in crystallography and related fields.</text:p>
      <text:p text:style-name="Text_20_body">Keywords: crystallography, lattice comparison, R9 embedding, materials science, structural analysis</text:p>
      <text:p text:style-name="Standard"/>
      <text:p text:style-name="Standard"/>
      <text:p text:style-name="P19">This introduction provides a comprehensive background on the challenges in lattice comparison and sets the stage for introducing the R9 embedding as a solution. It covers the historical context, existing methods, their limitations, and the motivation for <text:soft-page-break/>developing a new approach. The introduction aims to engage both experts in the field and researchers from related areas who might be interested in applying these new methods.</text:p>
      <text:p text:style-name="P19">In writing the full paper, you would expand on these points, providing more detailed references to key literature and potentially including some preliminary results or examples to illustrate the concepts introduced here.</text:p>
      <text:p text:style-name="Standard"/>
      <text:h text:style-name="Heading_20_1" text:outline-level="1">1. Introduction</text:h>
      <text:p text:style-name="Text_20_body">Crystallography, the science of crystal structure and properties, fundamentally relies on our ability to describe, compare, and analyze lattices. The characterization of crystal structures is crucial in various fields, including materials science, solid-state physics, and structural biology. Central to this endeavor is the concept of lattice comparison, which allows researchers to identify structural similarities, classify crystals, and study phase transitions.</text:p>
      <text:h text:style-name="Heading_20_2" text:outline-level="2">1.1 Background</text:h>
      <text:p text:style-name="Text_20_body">The history of lattice comparison in crystallography is rich with various approaches, each attempting to provide a robust and meaningful measure of similarity between crystal structures. Early methods often relied on direct comparisons of unit cell parameters (a, b, c, α, β, γ). However, these approaches were limited by their sensitivity to the choice of unit cell and their inability to capture the full geometric relationships between lattices.</text:p>
      <text:p text:style-name="Text_20_body">A significant advancement came with the introduction of reduced cells, particularly the Niggli reduction (Niggli, 1928). The Niggli-reduced cell provided a standardized representation of lattices, allowing for more consistent comparisons. Building on this, Andrews and Bernstein (1988) introduced the concept of S6 space, a six-dimensional space where each point represents a unique lattice. The S6 representation offered several advantages, including a one-to-one mapping between lattices and points in S6 space, and the ability to represent lattice symmetry through geometric relationships in this space.</text:p>
      <text:p text:style-name="Text_20_body">Despite these advancements, challenges remained in lattice comparison:</text:p>
      <text:list xml:id="list3459051718" text:style-name="L1">
        <text:list-item>
          <text:p text:style-name="P6">Discontinuities: The S6 space, while powerful, contains discontinuities at its boundaries. These discontinuities can lead to abrupt jumps in distance measures when comparing lattices near these boundaries, complicating the analysis of smooth structural transitions. </text:p>
        </text:list-item>
        <text:list-item>
          <text:p text:style-name="P6">Permutation Sensitivity: Many distance measures in S6 space are sensitive to the specific permutation of the S6 parameters. This sensitivity can lead to inconsistent results when comparing lattices that are geometrically equivalent but represented by different permutations of their S6 coordinates. </text:p>
        </text:list-item>
        <text:list-item>
          <text:p text:style-name="P6"><text:soft-page-break/>Metric Inconsistencies: Some proposed distance measures in S6 space do not satisfy all the properties of a metric, limiting their applicability in certain mathematical and computational frameworks. </text:p>
        </text:list-item>
        <text:list-item>
          <text:p text:style-name="P5">Geometric Interpretation: While S6 space provides a complete representation of lattices, the geometric meaning of distances in this space is not always intuitive, making it challenging to relate mathematical differences to physical structural changes. </text:p>
        </text:list-item>
      </text:list>
      <text:p text:style-name="Text_20_body">These challenges have spurred ongoing research into alternative representations and distance measures. Notable contributions include the BGAOL (Burzlaff-Gruber Approximation to Obtain Lattices) method (Burzlaff and Gruber, 2009), which aims to find the best approximation of one lattice by another, and various adaptations of the S6 distance to address some of its limitations (Andrews et al., 2019).</text:p>
      <text:p text:style-name="Text_20_body">However, a fundamental tension remains between the need for a representation that is both mathematically rigorous (continuous, metric, and invariant under valid transformations) and geometrically intuitive. This tension motivates the development of new approaches that can bridge the gap between mathematical elegance and practical utility in crystallographic analysis.</text:p>
      <text:h text:style-name="Heading_20_2" text:outline-level="2">1.2 Motivation for a New Approach</text:h>
      <text:p text:style-name="Text_20_body">The limitations of existing methods point to the need for a new representation of crystal lattices that:</text:p>
      <text:list xml:id="list3362998086" text:style-name="L2">
        <text:list-item>
          <text:p text:style-name="P8">Provides a continuous mapping of lattice space, eliminating discontinuities at boundaries. </text:p>
        </text:list-item>
        <text:list-item>
          <text:p text:style-name="P8">Is invariant under all valid symmetry operations and permutations. </text:p>
        </text:list-item>
        <text:list-item>
          <text:p text:style-name="P8">Allows for the definition of a true metric distance that reflects meaningful geometric differences between lattices. </text:p>
        </text:list-item>
        <text:list-item>
          <text:p text:style-name="P8">Offers an intuitive geometric interpretation that relates directly to physical lattice properties. </text:p>
        </text:list-item>
        <text:list-item>
          <text:p text:style-name="P7">Facilitates efficient computation and scaling to large datasets. </text:p>
        </text:list-item>
      </text:list>
      <text:p text:style-name="Text_20_body">In this paper, we introduce the R9 embedding, a novel approach to lattice representation that addresses these challenges. By mapping lattices to points in a 9-dimensional space, R9 embedding provides a continuous, invariant representation that preserves the essential geometric relationships between lattices while overcoming the limitations of previous approaches.</text:p>
      <text:p text:style-name="Text_20_body">The following sections will detail the mathematical foundations of R9 embedding, demonstrate its properties and advantages, and explore its applications in various areas of crystallographic research. Through this exposition, we aim to show how R9 embedding can enhance our ability to analyze, compare, and classify crystal structures, potentially opening new avenues for discovery in materials science and related fields.</text:p>
      <text:p text:style-name="Text_20_body"/>
      <text:p text:style-name="P19"><text:soft-page-break/>This section provides a comprehensive description of the R9 embedding, including its mathematical definition, key properties, geometric interpretation, and metric characteristics. The section is structured to build from the basic definition to more complex properties, providing a clear and logical progression of ideas.</text:p>
      <text:p text:style-name="P19">In the full paper, you would expand on each subsection, providing more detailed mathematical derivations, proofs, and possibly illustrative examples or figures. The geometric interpretation could be particularly enhanced with visual aids to help readers understand the connection between R9 components and lattice geometry.</text:p>
      <text:p text:style-name="P19">The next sections of the paper would then build on this foundation to discuss the advantages of R9 embedding over previous methods and its applications in various areas of crystallography.</text:p>
      <text:p text:style-name="Text_20_body"/>
      <text:h text:style-name="Heading_20_1" text:outline-level="1">2. The R9 Embedding</text:h>
      <text:h text:style-name="Heading_20_2" text:outline-level="2">2.1 Definition and Mathematical Formulation</text:h>
      <text:p text:style-name="Text_20_body">The R9 embedding is a mapping from the six-dimensional S6 space to a nine-dimensional Euclidean space. This embedding is designed to preserve the essential geometric properties of lattices while addressing the limitations of previous representations.</text:p>
      <text:h text:style-name="Heading_20_3" text:outline-level="3">2.1.1 Definition</text:h>
      <text:p text:style-name="Text_20_body">Let s = (s₁, s₂, s₃, s₄, s₅, s₆) be a point in S6 space representing a lattice. The R9 embedding f: S6 → R9 is defined as follows:</text:p>
      <text:p text:style-name="Text_20_body">f(s) = (e₁, e₂, e₃, e₄, e₅, e₆, e₇, e₈, e₉)</text:p>
      <text:p text:style-name="Text_20_body">where:</text:p>
      <text:p text:style-name="Text_20_body">e₁ = s₁ + s₂ + s₃ e₂ = s₄ + s₅ + s₆ e₃ = s₁ - s₂ e₄ = s₂ - s₃ e₅ = s₄ - s₅ e₆ = s₅ - s₆ e₇ = s₁ - s₄ e₈ = s₂ - s₅ e₉ = s₃ - s₆</text:p>
      <text:p text:style-name="Text_20_body">This mapping transforms the six S6 parameters into nine R9 components, each representing a specific geometric relationship within the lattice.</text:p>
      <text:h text:style-name="Heading_20_3" text:outline-level="3">2.1.2 Inverse Mapping</text:h>
      <text:p text:style-name="Text_20_body">The inverse mapping g: R9 → S6 is defined as:</text:p>
      <text:p text:style-name="Text_20_body">g(e₁, e₂, e₃, e₄, e₅, e₆, e₇, e₈, e₉) = (s₁, s₂, s₃, s₄, s₅, s₆)</text:p>
      <text:p text:style-name="Text_20_body">where:</text:p>
      <text:p text:style-name="Text_20_body">s₁ = (e₁ + 2e₃ + e₄) / 3 s₂ = (e₁ - e₃ + e₄) / 3 s₃ = (e₁ - e₃ - 2e₄) / 3 s₄ = (e₂ + 2e₅ + e₆) / 3 s₅ = (e₂ - e₅ + e₆) / 3 s₆ = (e₂ - e₅ - 2e₆) / 3</text:p>
      <text:p text:style-name="Text_20_body"><text:soft-page-break/>This inverse mapping allows for the reconstruction of the original S6 parameters from the R9 representation.</text:p>
      <text:h text:style-name="Heading_20_2" text:outline-level="2">2.2 Key Properties</text:h>
      <text:p text:style-name="Text_20_body">The R9 embedding possesses several important properties that make it particularly suitable for lattice analysis and comparison.</text:p>
      <text:h text:style-name="Heading_20_3" text:outline-level="3">2.2.1 Injectivity</text:h>
      <text:p text:style-name="Text_20_body">Theorem 1: The R9 embedding f: S6 → R9 is injective.</text:p>
      <text:p text:style-name="Text_20_body">Proof: [A detailed proof would be provided here, demonstrating that distinct points in S6 map to distinct points in R9]</text:p>
      <text:p text:style-name="Text_20_body">This property ensures that each lattice has a unique representation in R9 space, preserving all information present in the original S6 representation.</text:p>
      <text:h text:style-name="Heading_20_3" text:outline-level="3">2.2.2 Continuity</text:h>
      <text:p text:style-name="Text_20_body">Theorem 2: The R9 embedding f: S6 → R9 is continuous, including across the boundaries of the fundamental region of S6.</text:p>
      <text:p text:style-name="Text_20_body">Proof: [A proof would be provided here, showing that the embedding is continuous even when crossing boundaries in S6 space where reduction operations occur]</text:p>
      <text:p text:style-name="Text_20_body">This continuity property is crucial for analyzing lattice transformations and ensures that small changes in the lattice parameters result in small changes in the R9 representation.</text:p>
      <text:h text:style-name="Heading_20_3" text:outline-level="3">2.2.3 Invariance Under Valid Permutations</text:h>
      <text:p text:style-name="Text_20_body">The R9 embedding is designed to be invariant under the 24 valid permutations of S6 parameters that represent the same lattice.</text:p>
      <text:p text:style-name="Text_20_body">Theorem 3: For any valid permutation p of S6 parameters and any s ∈ S6, f(p(s)) can be obtained from f(s) by a corresponding permutation in R9 space.</text:p>
      <text:p text:style-name="Text_20_body">Proof: [A proof would be provided, demonstrating how the 24 valid permutations in S6 correspond to specific transformations in R9]</text:p>
      <text:p text:style-name="Text_20_body">This property ensures that equivalent representations of the same lattice in S6 space map to equivalent points in R9 space, eliminating ambiguities in lattice comparison.</text:p>
      <text:h text:style-name="Heading_20_2" text:outline-level="2">2.3 Geometric Interpretation</text:h>
      <text:p text:style-name="Text_20_body">The components of the R9 embedding have clear geometric interpretations in terms of lattice properties:</text:p>
      <text:list xml:id="list2867455570" text:style-name="L3">
        <text:list-item>
          <text:p text:style-name="P10">e₁ and e₂ represent sums of S6 parameters, related to overall lattice scale. </text:p>
        </text:list-item>
        <text:list-item>
          <text:p text:style-name="P10"><text:soft-page-break/>e₃, e₄, e₅, and e₆ capture differences between S6 parameters within each triple, reflecting lattice shape. </text:p>
        </text:list-item>
        <text:list-item>
          <text:p text:style-name="P9">e₇, e₈, and e₉ represent cross-triple differences, encoding information about the relative orientation of the two S6 triples. </text:p>
        </text:list-item>
      </text:list>
      <text:p text:style-name="Text_20_body">This geometric interpretation provides intuitive understanding of the R9 space and how changes in R9 coordinates relate to physical changes in the lattice structure.</text:p>
      <text:h text:style-name="Heading_20_2" text:outline-level="2">2.4 Metric Properties</text:h>
      <text:p text:style-name="Text_20_body">The R9 embedding allows for the definition of a natural Euclidean metric:</text:p>
      <text:p text:style-name="Text_20_body">d(f(s), f(t)) = √(Σᵢ(f(s)ᵢ - f(t)ᵢ)²)</text:p>
      <text:p text:style-name="Text_20_body">This metric satisfies all properties of a true distance measure:</text:p>
      <text:list xml:id="list732267529" text:style-name="L4">
        <text:list-item>
          <text:p text:style-name="P12">Non-negativity </text:p>
        </text:list-item>
        <text:list-item>
          <text:p text:style-name="P12">Identity of indiscernibles </text:p>
        </text:list-item>
        <text:list-item>
          <text:p text:style-name="P12">Symmetry </text:p>
        </text:list-item>
        <text:list-item>
          <text:p text:style-name="P11">Triangle inequality </text:p>
        </text:list-item>
      </text:list>
      <text:p text:style-name="Text_20_body">The use of this metric enables quantitative comparisons between lattices, with distances in R9 space reflecting meaningful geometric differences between the corresponding lattices.</text:p>
      <text:p text:style-name="Text_20_body"/>
      <text:p text:style-name="P19">This section highlights the key advantages of the R9 embedding, focusing on its continuity, invariance under valid permutations, metric properties, geometric interpretability, and computational efficiency. Each subsection provides theoretical justification and, where appropriate, comparisons with existing methods to illustrate the improvements offered by R9 embedding.</text:p>
      <text:p text:style-name="P19">In a full paper, you would expand on each of these points with more detailed mathematical proofs, specific examples, and possibly experimental or simulation results to support the claims. The comparisons with other methods would be more extensive, possibly including case studies that demonstrate the practical benefits of using R9 embedding in real-world crystallographic analysis tasks.</text:p>
      <text:p text:style-name="P19">The next section of the paper would typically focus on specific applications of R9 embedding in various areas of crystallography and materials science.</text:p>
      <text:p text:style-name="Text_20_body"/>
      <text:p text:style-name="Text_20_body"/>
      <text:h text:style-name="Heading_20_1" text:outline-level="1"><text:soft-page-break/>3. Advantages of R9 Embedding</text:h>
      <text:p text:style-name="Text_20_body">The R9 embedding offers several significant advantages over previous methods for lattice representation and comparison. This section details these advantages, demonstrating how R9 embedding addresses key challenges in crystallographic analysis.</text:p>
      <text:h text:style-name="Heading_20_2" text:outline-level="2">3.1 Continuity and Smoothness</text:h>
      <text:p text:style-name="Text_20_body">One of the primary advantages of the R9 embedding is its continuity across the entire lattice space, including at the boundaries of the fundamental region in S6 space.</text:p>
      <text:h text:style-name="Heading_20_3" text:outline-level="3">3.1.1 Handling of Boundary Crossings</text:h>
      <text:p text:style-name="Text_20_body">Theorem 4: The R9 embedding f: S6 → R9 is continuous across all boundaries of the fundamental region of S6 space.</text:p>
      <text:p text:style-name="Text_20_body">Proof: [A detailed proof would be provided here, demonstrating continuity at each type of boundary in S6 space]</text:p>
      <text:p text:style-name="Text_20_body">This continuity ensures that lattices which are geometrically similar but lie on opposite sides of a boundary in S6 space are mapped to nearby points in R9 space. This property is crucial for accurately representing and analyzing lattice transformations, especially those involving phase transitions or structural deformations.</text:p>
      <text:h text:style-name="Heading_20_3" text:outline-level="3">3.1.2 Implications for Lattice Transformation Analysis</text:h>
      <text:p text:style-name="Text_20_body">The continuity of R9 embedding allows for smooth trajectories in the embedding space when analyzing continuous lattice deformations. This is particularly valuable in studies of:</text:p>
      <text:list xml:id="list984009779" text:style-name="L5">
        <text:list-item>
          <text:p text:style-name="P14">Phase transitions: Tracking structural changes during phase transitions without artificial discontinuities. </text:p>
        </text:list-item>
        <text:list-item>
          <text:p text:style-name="P14">Thermal expansion: Analyzing the continuous effects of temperature on lattice parameters. </text:p>
        </text:list-item>
        <text:list-item>
          <text:p text:style-name="P13">Pressure-induced deformations: Studying the gradual changes in crystal structure under varying pressure conditions. </text:p>
        </text:list-item>
      </text:list>
      <text:p text:style-name="Text_20_body">Example: [A specific example would be provided here, comparing the trajectory of a lattice transformation in S6 space and R9 space, highlighting the smoother representation in R9]</text:p>
      <text:h text:style-name="Heading_20_2" text:outline-level="2">3.2 Invariance Under Valid Permutations</text:h>
      <text:p text:style-name="Text_20_body">The R9 embedding is designed to be invariant under the 24 valid permutations that represent the same lattice in S6 space.</text:p>
      <text:h text:style-name="Heading_20_3" text:outline-level="3"><text:soft-page-break/>3.2.1 Permutation Handling</text:h>
      <text:p text:style-name="Text_20_body">Theorem 5: For any two S6 representations s and t that correspond to the same lattice (i.e., t is a valid permutation of s), d(f(s), f(t)) = 0, where d is the Euclidean distance in R9 space.</text:p>
      <text:p text:style-name="Text_20_body">Proof: [A proof would be provided here, demonstrating how the R9 embedding maps valid permutations to the same point]</text:p>
      <text:p text:style-name="Text_20_body">This property eliminates ambiguities in lattice comparison that arise from different choices of representation for the same physical lattice.</text:p>
      <text:h text:style-name="Heading_20_3" text:outline-level="3">3.2.2 Comparison with S6 Methods</text:h>
      <text:p text:style-name="Text_20_body">Unlike direct comparisons in S6 space, which can yield different results depending on the specific representation chosen, the R9 embedding ensures consistent results regardless of the initial S6 representation.</text:p>
      <text:p text:style-name="Text_20_body">Example: [An example would be provided, showing how two valid S6 representations of the same lattice yield different distances in S6 space but identical results in R9 space]</text:p>
      <text:h text:style-name="Heading_20_2" text:outline-level="2">3.3 Metric Properties</text:h>
      <text:p text:style-name="Text_20_body">The R9 embedding, combined with the Euclidean metric in R9 space, provides a true distance measure between lattices.</text:p>
      <text:h text:style-name="Heading_20_3" text:outline-level="3">3.3.1 Mathematical Properties</text:h>
      <text:p text:style-name="Text_20_body">The distance measure in R9 space satisfies all four criteria of a metric:</text:p>
      <text:list xml:id="list1274179052" text:style-name="L6">
        <text:list-item>
          <text:p text:style-name="P16">Non-negativity: d(x, y) ≥ 0 </text:p>
        </text:list-item>
        <text:list-item>
          <text:p text:style-name="P16">Identity of indiscernibles: d(x, y) = 0 if and only if x = y </text:p>
        </text:list-item>
        <text:list-item>
          <text:p text:style-name="P16">Symmetry: d(x, y) = d(y, x) </text:p>
        </text:list-item>
        <text:list-item>
          <text:p text:style-name="P15">Triangle inequality: d(x, z) ≤ d(x, y) + d(y, z) </text:p>
        </text:list-item>
      </text:list>
      <text:p text:style-name="Text_20_body">These properties ensure that the distance measure in R9 space behaves intuitively and consistently across all possible lattice comparisons.</text:p>
      <text:h text:style-name="Heading_20_3" text:outline-level="3">3.3.2 Comparison with Other Distance Measures</text:h>
      <text:p text:style-name="Text_20_body">Table 1: Comparison of metric properties for various lattice comparison method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2963141024320">
            <table:table-cell table:style-name="Table1.A1" office:value-type="string">
              <text:p text:style-name="Table_20_Heading">Method</text:p>
            </table:table-cell>
            <table:table-cell table:style-name="Table1.A1" office:value-type="string">
              <text:p text:style-name="Table_20_Heading">Non-negativity</text:p>
            </table:table-cell>
            <table:table-cell table:style-name="Table1.A1" office:value-type="string">
              <text:p text:style-name="Table_20_Heading">Identity of Indiscernibles</text:p>
            </table:table-cell>
            <table:table-cell table:style-name="Table1.A1" office:value-type="string">
              <text:p text:style-name="Table_20_Heading">Symmetry</text:p>
            </table:table-cell>
            <table:table-cell table:style-name="Table1.A1" office:value-type="string">
              <text:p text:style-name="Table_20_Heading">Triangle Inequality</text:p>
            </table:table-cell>
          </table:table-row>
        </table:table-header-rows>
        <table:table-row table:style-name="TableLine2963141024320">
          <table:table-cell table:style-name="Table1.A1" office:value-type="string">
            <text:p text:style-name="Table_20_Contents">R9 Embedding</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style-name="TableLine2963141024320">
          <table:table-cell table:style-name="Table1.A1" office:value-type="string">
            <text:p text:style-name="Table_20_Contents">S6 Direct</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style-name="TableLine2963141024320">
          <table:table-cell table:style-name="Table1.A1" office:value-type="string">
            <text:p text:style-name="Table_20_Contents">Niggli Distance</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style-name="TableLine2963141024320">
          <table:table-cell table:style-name="Table1.A1" office:value-type="string">
            <text:p text:style-name="Table_20_Contents">BGAOL</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
      <text:p text:style-name="Text_20_body">The R9 embedding's satisfaction of all metric properties provides a robust foundation for various mathematical and computational techniques in crystallographic analysis.</text:p>
      <text:h text:style-name="Heading_20_2" text:outline-level="2"><text:soft-page-break/>3.4 Geometric Interpretability</text:h>
      <text:p text:style-name="Text_20_body">The components of the R9 embedding have clear geometric interpretations, providing intuitive understanding of lattice relationships.</text:p>
      <text:h text:style-name="Heading_20_3" text:outline-level="3">3.4.1 Component Analysis</text:h>
      <text:list xml:id="list2003617162" text:style-name="L7">
        <text:list-item>
          <text:p text:style-name="P18">Components e₁ and e₂: Related to overall lattice scale </text:p>
        </text:list-item>
        <text:list-item>
          <text:p text:style-name="P18">Components e₃ to e₆: Reflect lattice shape within each triple </text:p>
        </text:list-item>
        <text:list-item>
          <text:p text:style-name="P17">Components e₇ to e₉: Encode relative orientation between triples </text:p>
        </text:list-item>
      </text:list>
      <text:p text:style-name="Text_20_body">This interpretability allows researchers to relate changes in R9 coordinates directly to physical changes in the lattice structure.</text:p>
      <text:h text:style-name="Heading_20_3" text:outline-level="3">3.4.2 Visualization Opportunities</text:h>
      <text:p text:style-name="Text_20_body">The R9 space, while high-dimensional, offers opportunities for meaningful lower-dimensional projections and visualizations that can provide insights into lattice relationships and transformations.</text:p>
      <text:p text:style-name="Text_20_body">Figure 1: [A figure would be included here, showing a 3D projection of R9 space highlighting clusters of similar lattices]</text:p>
      <text:h text:style-name="Heading_20_2" text:outline-level="2">3.5 Computational Efficiency</text:h>
      <text:p text:style-name="Text_20_body">The R9 embedding offers computational advantages in large-scale lattice analysis and comparison tasks.</text:p>
      <text:h text:style-name="Heading_20_3" text:outline-level="3">3.5.1 Algorithmic Complexity</text:h>
      <text:p text:style-name="Text_20_body">The transformation between S6 and R9 spaces involves only simple arithmetic operations, resulting in O(1) time complexity for both embedding and inverse operations.</text:p>
      <text:h text:style-name="Heading_20_3" text:outline-level="3">3.5.2 Parallelization Potential</text:h>
      <text:p text:style-name="Text_20_body">The independent nature of the R9 components allows for efficient parallelization of lattice comparisons, making it well-suited for high-throughput computational studies.</text:p>
      <text:p text:style-name="Text_20_body">Table 2: Computational performance comparison for 10⁶ lattice comparisons</text:p>
      <table:table table:name="Table2" table:style-name="Table2">
        <table:table-column table:style-name="Table2.A"/>
        <table:table-column table:style-name="Table2.B"/>
        <table:table-column table:style-name="Table2.C"/>
        <table:table-header-rows>
          <table:table-row table:style-name="TableLine2963141026912">
            <table:table-cell table:style-name="Table2.A1" office:value-type="string">
              <text:p text:style-name="Table_20_Heading">Method</text:p>
            </table:table-cell>
            <table:table-cell table:style-name="Table2.A1" office:value-type="string">
              <text:p text:style-name="Table_20_Heading">Time (s)</text:p>
            </table:table-cell>
            <table:table-cell table:style-name="Table2.A1" office:value-type="string">
              <text:p text:style-name="Table_20_Heading">Relative Speed</text:p>
            </table:table-cell>
          </table:table-row>
        </table:table-header-rows>
        <table:table-row table:style-name="TableLine2963141026912">
          <table:table-cell table:style-name="Table2.A1" office:value-type="string">
            <text:p text:style-name="Table_20_Contents">R9 Embedding</text:p>
          </table:table-cell>
          <table:table-cell table:style-name="Table2.A1" office:value-type="string">
            <text:p text:style-name="Table_20_Contents">X</text:p>
          </table:table-cell>
          <table:table-cell table:style-name="Table2.A1" office:value-type="string">
            <text:p text:style-name="Table_20_Contents">1.0</text:p>
          </table:table-cell>
        </table:table-row>
        <table:table-row table:style-name="TableLine2963141026912">
          <table:table-cell table:style-name="Table2.A1" office:value-type="string">
            <text:p text:style-name="Table_20_Contents">S6 Direct</text:p>
          </table:table-cell>
          <table:table-cell table:style-name="Table2.A1" office:value-type="string">
            <text:p text:style-name="Table_20_Contents">1.2X</text:p>
          </table:table-cell>
          <table:table-cell table:style-name="Table2.A1" office:value-type="string">
            <text:p text:style-name="Table_20_Contents">0.83</text:p>
          </table:table-cell>
        </table:table-row>
        <table:table-row table:style-name="TableLine2963141026912">
          <table:table-cell table:style-name="Table2.A1" office:value-type="string">
            <text:p text:style-name="Table_20_Contents">Niggli Distance</text:p>
          </table:table-cell>
          <table:table-cell table:style-name="Table2.A1" office:value-type="string">
            <text:p text:style-name="Table_20_Contents">1.5X</text:p>
          </table:table-cell>
          <table:table-cell table:style-name="Table2.A1" office:value-type="string">
            <text:p text:style-name="Table_20_Contents">0.67</text:p>
          </table:table-cell>
        </table:table-row>
        <table:table-row table:style-name="TableLine2963141026912">
          <table:table-cell table:style-name="Table2.A1" office:value-type="string">
            <text:p text:style-name="Table_20_Contents">BGAOL</text:p>
          </table:table-cell>
          <table:table-cell table:style-name="Table2.A1" office:value-type="string">
            <text:p text:style-name="Table_20_Contents">2.3X</text:p>
          </table:table-cell>
          <table:table-cell table:style-name="Table2.A1" office:value-type="string">
            <text:p text:style-name="Table_20_Contents">0.43</text:p>
          </table:table-cell>
        </table:table-row>
      </table:table>
      <text:p text:style-name="Text_20_body">[Actual performance data would be provided in a real paper]</text:p>
      <text:p text:style-name="Standard"/>
      <text:p text:style-name="Standard"/>
      <text:p text:style-name="Standard"><text:soft-page-break/></text:p>
      <text:p text:style-name="P19">This section highlights the key advantages of the R9 embedding, focusing on its continuity, invariance under valid permutations, metric properties, geometric interpretability, and computational efficiency. Each subsection provides theoretical justification and, where appropriate, comparisons with existing methods to illustrate the improvements offered by R9 embedding.</text:p>
      <text:p text:style-name="P19">In a full paper, you would expand on each of these points with more detailed mathematical proofs, specific examples, and possibly experimental or simulation results to support the claims. The comparisons with other methods would be more extensive, possibly including case studies that demonstrate the practical benefits of using R9 embedding in real-world crystallographic analysis tasks.</text:p>
      <text:p text:style-name="P19">The next section of the paper would typically focus on specific applications of R9 embedding in various areas of crystallography and materials science.</text:p>
      <text:p text:style-name="P19"/>
      <text:p text:style-name="P19">I've drafted the content for Section 4, focusing on three main applications of R9 embedding:</text:p>
      <text:list xml:id="list1728377762" text:style-name="L8">
        <text:list-item>
          <text:p text:style-name="P20">Crystal Structure Classification and Clustering </text:p>
        </text:list-item>
        <text:list-item>
          <text:p text:style-name="P20">Phase Transition Analysis </text:p>
        </text:list-item>
        <text:list-item>
          <text:p text:style-name="P21">Crystal Structure Prediction </text:p>
        </text:list-item>
      </text:list>
      <text:p text:style-name="P19">Each subsection includes:</text:p>
      <text:list xml:id="list2613351334" text:style-name="L9">
        <text:list-item>
          <text:p text:style-name="P22">An explanation of how R9 embedding enhances or enables new approaches in these areas </text:p>
        </text:list-item>
        <text:list-item>
          <text:p text:style-name="P22">Concrete examples with Python code snippets to illustrate potential implementations </text:p>
        </text:list-item>
        <text:list-item>
          <text:p text:style-name="P23">Discussions on the advantages of using R9 embedding for these applications </text:p>
        </text:list-item>
      </text:list>
      <text:p text:style-name="P19">To complete this section, we should consider adding:</text:p>
      <text:list xml:id="list2909104582" text:style-name="L10">
        <text:list-item>
          <text:p text:style-name="P24">The remaining subsections from our original outline: </text:p>
          <text:list>
            <text:list-item>
              <text:p text:style-name="P24">High-Throughput Screening of Materials </text:p>
            </text:list-item>
            <text:list-item>
              <text:p text:style-name="P24">Symmetry Analysis and Determination </text:p>
            </text:list-item>
            <text:list-item>
              <text:p text:style-name="P24">Integration with Experimental Techniques </text:p>
            </text:list-item>
          </text:list>
        </text:list-item>
        <text:list-item>
          <text:p text:style-name="P24">More detailed case studies or real-world examples for each application area </text:p>
        </text:list-item>
        <text:list-item>
          <text:p text:style-name="P24">Figures or diagrams to visually represent some of the concepts discussed, such as: </text:p>
          <text:list>
            <text:list-item>
              <text:p text:style-name="P24">A dendrogram from hierarchical clustering </text:p>
            </text:list-item>
            <text:list-item>
              <text:p text:style-name="P24">A t-SNE plot of crystal structures in R9 space </text:p>
            </text:list-item>
            <text:list-item>
              <text:p text:style-name="P24">A plot showing the evolution of R9 coordinates during a phase transition </text:p>
            </text:list-item>
          </text:list>
        </text:list-item>
        <text:list-item>
          <text:p text:style-name="P25">A brief discussion on the limitations or challenges in applying R9 embedding to these areas, if any </text:p>
        </text:list-item>
      </text:list>
      <text:p text:style-name="P19"><text:soft-page-break/>Would you like me to continue with drafting the remaining subsections, or would you prefer to review and refine what we have so far before moving on?</text:p>
      <text:p text:style-name="Standard"/>
      <text:h text:style-name="Heading_20_1" text:outline-level="1">4. Applications of R9 Embedding</text:h>
      <text:p text:style-name="Text_20_body">The R9 embedding, with its advantageous properties of continuity, permutation invariance, and metric characteristics, opens up new possibilities for various applications in crystallography and materials science. This section explores several key areas where R9 embedding can significantly enhance existing methodologies or enable novel approaches.</text:p>
      <text:h text:style-name="Heading_20_2" text:outline-level="2">4.1 Crystal Structure Classification and Clustering</text:h>
      <text:p text:style-name="Text_20_body">The R9 embedding provides a powerful tool for classifying and clustering crystal structures based on their lattice properties. The continuous nature of the R9 space and its metric properties make it particularly suitable for various classification and clustering algorithms.</text:p>
      <text:h text:style-name="Heading_20_3" text:outline-level="3">4.1.1 Hierarchical Clustering of Crystal Structures</text:h>
      <text:p text:style-name="Text_20_body">R9 embedding allows for efficient hierarchical clustering of large datasets of crystal structures. The Euclidean distance in R9 space serves as a meaningful similarity measure, enabling the creation of dendrograms that reveal relationships between different structural families.</text:p>
      <text:p text:style-name="Text_20_body">Example: Consider a dataset of 1000 crystal structures from various material classes. Using R9 embedding, we can perform hierarchical clustering:</text:p>
      <text:p text:style-name="Preformatted_20_Text">python</text:p>
      <text:p text:style-name="Preformatted_20_Text">Copy</text:p>
      <text:p text:style-name="P2"><text:span text:style-name="Source_20_Text"><text:span text:style-name="T3">import</text:span></text:span><text:span text:style-name="Source_20_Text"><text:span text:style-name="T1"> numpy </text:span></text:span><text:span text:style-name="Source_20_Text"><text:span text:style-name="T3">as</text:span></text:span><text:span text:style-name="Source_20_Text"><text:span text:style-name="T1"> np</text:span></text:span></text:p>
      <text:p text:style-name="P3"><text:span text:style-name="Source_20_Text"><text:span text:style-name="T3">from</text:span></text:span><text:span text:style-name="Source_20_Text"><text:span text:style-name="T1"> scipy.cluster.hierarchy </text:span></text:span><text:span text:style-name="Source_20_Text"><text:span text:style-name="T3">import</text:span></text:span><text:span text:style-name="Source_20_Text"><text:span text:style-name="T1"> dendrogram, linkage</text:span></text:span></text:p>
      <text:p text:style-name="P3"><text:span text:style-name="Source_20_Text"><text:span text:style-name="T3">from</text:span></text:span><text:span text:style-name="Source_20_Text"><text:span text:style-name="T1"> matplotlib </text:span></text:span><text:span text:style-name="Source_20_Text"><text:span text:style-name="T3">import</text:span></text:span><text:span text:style-name="Source_20_Text"><text:span text:style-name="T1"> pyplot </text:span></text:span><text:span text:style-name="Source_20_Text"><text:span text:style-name="T3">as</text:span></text:span><text:span text:style-name="Source_20_Text"><text:span text:style-name="T1"> plt</text:span></text:span></text:p>
      <text:p text:style-name="P3"/>
      <text:p text:style-name="P1"><text:span text:style-name="Source_20_Text"><text:span text:style-name="T4"># Assume r9_coords is a numpy array of shape (1000, 9) containing R9 coordinates</text:span></text:span></text:p>
      <text:p text:style-name="P3"/>
      <text:p text:style-name="P1"><text:span text:style-name="Source_20_Text"><text:span text:style-name="T4"># Perform hierarchical clustering</text:span></text:span></text:p>
      <text:p text:style-name="P3"><text:span text:style-name="Source_20_Text"><text:span text:style-name="T1">linkage_matrix </text:span></text:span><text:span text:style-name="Source_20_Text"><text:span text:style-name="T6">=</text:span></text:span><text:span text:style-name="Source_20_Text"><text:span text:style-name="T1"> linkage(r9_coords, method</text:span></text:span><text:span text:style-name="Source_20_Text"><text:span text:style-name="T6">=</text:span></text:span><text:span text:style-name="Source_20_Text"><text:span text:style-name="T7">'ward'</text:span></text:span><text:span text:style-name="Source_20_Text"><text:span text:style-name="T1">)</text:span></text:span></text:p>
      <text:p text:style-name="P3"/>
      <text:p text:style-name="P1"><text:span text:style-name="Source_20_Text"><text:span text:style-name="T4"># Plot dendrogram</text:span></text:span></text:p>
      <text:p text:style-name="P3"><text:span text:style-name="Source_20_Text"><text:span text:style-name="T1">plt.figure(figsize</text:span></text:span><text:span text:style-name="Source_20_Text"><text:span text:style-name="T6">=</text:span></text:span><text:span text:style-name="Source_20_Text"><text:span text:style-name="T1">(</text:span></text:span><text:span text:style-name="Source_20_Text"><text:span text:style-name="T8">10</text:span></text:span><text:span text:style-name="Source_20_Text"><text:span text:style-name="T1">, </text:span></text:span><text:span text:style-name="Source_20_Text"><text:span text:style-name="T8">7</text:span></text:span><text:span text:style-name="Source_20_Text"><text:span text:style-name="T1">))</text:span></text:span></text:p>
      <text:p text:style-name="P3"><text:span text:style-name="Source_20_Text"><text:span text:style-name="T1">dendrogram(linkage_matrix)</text:span></text:span></text:p>
      <text:p text:style-name="P3"><text:span text:style-name="Source_20_Text"><text:span text:style-name="T1">plt.title(</text:span></text:span><text:span text:style-name="Source_20_Text"><text:span text:style-name="T7">'Hierarchical Clustering of Crystal Structures using R9 Embedding'</text:span></text:span><text:span text:style-name="Source_20_Text"><text:span text:style-name="T1">)</text:span></text:span></text:p>
      <text:p text:style-name="P3"><text:span text:style-name="Source_20_Text"><text:span text:style-name="T1">plt.xlabel(</text:span></text:span><text:span text:style-name="Source_20_Text"><text:span text:style-name="T7">'Sample Index'</text:span></text:span><text:span text:style-name="Source_20_Text"><text:span text:style-name="T1">)</text:span></text:span></text:p>
      <text:p text:style-name="P3"><text:span text:style-name="Source_20_Text"><text:span text:style-name="T1">plt.ylabel(</text:span></text:span><text:span text:style-name="Source_20_Text"><text:span text:style-name="T7">'Distance'</text:span></text:span><text:span text:style-name="Source_20_Text"><text:span text:style-name="T1">)</text:span></text:span></text:p>
      <text:p text:style-name="P4"><text:soft-page-break/><text:span text:style-name="Source_20_Text"><text:span text:style-name="T1">plt.show()</text:span></text:span></text:p>
      <text:p text:style-name="Text_20_body">This clustering can reveal structural relationships that might not be immediately apparent from traditional crystallographic descriptions.</text:p>
      <text:h text:style-name="Heading_20_3" text:outline-level="3">4.1.2 Machine Learning Applications</text:h>
      <text:p text:style-name="Text_20_body">The continuous and metric nature of R9 space makes it particularly suitable for machine learning applications:</text:p>
      <text:list xml:id="list1129169412" text:style-name="L11">
        <text:list-item>
          <text:p text:style-name="P36">Supervised learning: Training classifiers to predict crystal systems or space groups based on R9 coordinates. </text:p>
        </text:list-item>
      </text:list>
      <text:p text:style-name="Preformatted_20_Text">python</text:p>
      <text:p text:style-name="Preformatted_20_Text">Copy</text:p>
      <text:p text:style-name="P2"><text:span text:style-name="Source_20_Text"><text:span text:style-name="T3">from</text:span></text:span><text:span text:style-name="Source_20_Text"><text:span text:style-name="T1"> sklearn.model_selection </text:span></text:span><text:span text:style-name="Source_20_Text"><text:span text:style-name="T3">import</text:span></text:span><text:span text:style-name="Source_20_Text"><text:span text:style-name="T1"> train_test_split</text:span></text:span></text:p>
      <text:p text:style-name="P3"><text:span text:style-name="Source_20_Text"><text:span text:style-name="T3">from</text:span></text:span><text:span text:style-name="Source_20_Text"><text:span text:style-name="T1"> sklearn.ensemble </text:span></text:span><text:span text:style-name="Source_20_Text"><text:span text:style-name="T3">import</text:span></text:span><text:span text:style-name="Source_20_Text"><text:span text:style-name="T1"> RandomForestClassifier</text:span></text:span></text:p>
      <text:p text:style-name="P3"><text:span text:style-name="Source_20_Text"><text:span text:style-name="T3">from</text:span></text:span><text:span text:style-name="Source_20_Text"><text:span text:style-name="T1"> sklearn.metrics </text:span></text:span><text:span text:style-name="Source_20_Text"><text:span text:style-name="T3">import</text:span></text:span><text:span text:style-name="Source_20_Text"><text:span text:style-name="T1"> classification_report</text:span></text:span></text:p>
      <text:p text:style-name="P3"/>
      <text:p text:style-name="P1"><text:span text:style-name="Source_20_Text"><text:span text:style-name="T4"># Assume X is the R9 coordinates and y is the crystal system labels</text:span></text:span></text:p>
      <text:p text:style-name="P3"><text:span text:style-name="Source_20_Text"><text:span text:style-name="T1">X_train, X_test, y_train, y_test </text:span></text:span><text:span text:style-name="Source_20_Text"><text:span text:style-name="T6">=</text:span></text:span><text:span text:style-name="Source_20_Text"><text:span text:style-name="T1"> train_test_split(X, y, test_size</text:span></text:span><text:span text:style-name="Source_20_Text"><text:span text:style-name="T6">=</text:span></text:span><text:span text:style-name="Source_20_Text"><text:span text:style-name="T8">0.2</text:span></text:span><text:span text:style-name="Source_20_Text"><text:span text:style-name="T1">, random_state</text:span></text:span><text:span text:style-name="Source_20_Text"><text:span text:style-name="T6">=</text:span></text:span><text:span text:style-name="Source_20_Text"><text:span text:style-name="T8">42</text:span></text:span><text:span text:style-name="Source_20_Text"><text:span text:style-name="T1">)</text:span></text:span></text:p>
      <text:p text:style-name="P3"/>
      <text:p text:style-name="P3"><text:span text:style-name="Source_20_Text"><text:span text:style-name="T1">clf </text:span></text:span><text:span text:style-name="Source_20_Text"><text:span text:style-name="T6">=</text:span></text:span><text:span text:style-name="Source_20_Text"><text:span text:style-name="T1"> RandomForestClassifier(n_estimators</text:span></text:span><text:span text:style-name="Source_20_Text"><text:span text:style-name="T6">=</text:span></text:span><text:span text:style-name="Source_20_Text"><text:span text:style-name="T8">100</text:span></text:span><text:span text:style-name="Source_20_Text"><text:span text:style-name="T1">, random_state</text:span></text:span><text:span text:style-name="Source_20_Text"><text:span text:style-name="T6">=</text:span></text:span><text:span text:style-name="Source_20_Text"><text:span text:style-name="T8">42</text:span></text:span><text:span text:style-name="Source_20_Text"><text:span text:style-name="T1">)</text:span></text:span></text:p>
      <text:p text:style-name="P3"><text:span text:style-name="Source_20_Text"><text:span text:style-name="T1">clf.fit(X_train, y_train)</text:span></text:span></text:p>
      <text:p text:style-name="P3"/>
      <text:p text:style-name="P3"><text:span text:style-name="Source_20_Text"><text:span text:style-name="T1">y_pred </text:span></text:span><text:span text:style-name="Source_20_Text"><text:span text:style-name="T6">=</text:span></text:span><text:span text:style-name="Source_20_Text"><text:span text:style-name="T1"> clf.predict(X_test)</text:span></text:span></text:p>
      <text:p text:style-name="P4"><text:span text:style-name="Source_20_Text"><text:span text:style-name="T3">print</text:span></text:span><text:span text:style-name="Source_20_Text"><text:span text:style-name="T1">(classification_report(y_test, y_pred))</text:span></text:span></text:p>
      <text:list xml:id="list2040649677" text:style-name="L12">
        <text:list-item>
          <text:p text:style-name="P37">Unsupervised learning: Using dimensionality reduction techniques like t-SNE or UMAP on R9 data to visualize structural relationships in large databases. </text:p>
        </text:list-item>
      </text:list>
      <text:p text:style-name="Preformatted_20_Text">python</text:p>
      <text:p text:style-name="Preformatted_20_Text">Copy</text:p>
      <text:p text:style-name="P2"><text:span text:style-name="Source_20_Text"><text:span text:style-name="T3">from</text:span></text:span><text:span text:style-name="Source_20_Text"><text:span text:style-name="T1"> sklearn.manifold </text:span></text:span><text:span text:style-name="Source_20_Text"><text:span text:style-name="T3">import</text:span></text:span><text:span text:style-name="Source_20_Text"><text:span text:style-name="T1"> TSNE</text:span></text:span></text:p>
      <text:p text:style-name="P3"><text:span text:style-name="Source_20_Text"><text:span text:style-name="T3">import</text:span></text:span><text:span text:style-name="Source_20_Text"><text:span text:style-name="T1"> matplotlib.pyplot </text:span></text:span><text:span text:style-name="Source_20_Text"><text:span text:style-name="T3">as</text:span></text:span><text:span text:style-name="Source_20_Text"><text:span text:style-name="T1"> plt</text:span></text:span></text:p>
      <text:p text:style-name="P3"/>
      <text:p text:style-name="P3"><text:span text:style-name="Source_20_Text"><text:span text:style-name="T1">tsne </text:span></text:span><text:span text:style-name="Source_20_Text"><text:span text:style-name="T6">=</text:span></text:span><text:span text:style-name="Source_20_Text"><text:span text:style-name="T1"> TSNE(n_components</text:span></text:span><text:span text:style-name="Source_20_Text"><text:span text:style-name="T6">=</text:span></text:span><text:span text:style-name="Source_20_Text"><text:span text:style-name="T8">2</text:span></text:span><text:span text:style-name="Source_20_Text"><text:span text:style-name="T1">, random_state</text:span></text:span><text:span text:style-name="Source_20_Text"><text:span text:style-name="T6">=</text:span></text:span><text:span text:style-name="Source_20_Text"><text:span text:style-name="T8">42</text:span></text:span><text:span text:style-name="Source_20_Text"><text:span text:style-name="T1">)</text:span></text:span></text:p>
      <text:p text:style-name="P3"><text:span text:style-name="Source_20_Text"><text:span text:style-name="T1">r9_2d </text:span></text:span><text:span text:style-name="Source_20_Text"><text:span text:style-name="T6">=</text:span></text:span><text:span text:style-name="Source_20_Text"><text:span text:style-name="T1"> tsne.fit_transform(r9_coords)</text:span></text:span></text:p>
      <text:p text:style-name="P3"/>
      <text:p text:style-name="P3"><text:span text:style-name="Source_20_Text"><text:span text:style-name="T1">plt.figure(figsize</text:span></text:span><text:span text:style-name="Source_20_Text"><text:span text:style-name="T6">=</text:span></text:span><text:span text:style-name="Source_20_Text"><text:span text:style-name="T1">(</text:span></text:span><text:span text:style-name="Source_20_Text"><text:span text:style-name="T8">10</text:span></text:span><text:span text:style-name="Source_20_Text"><text:span text:style-name="T1">, </text:span></text:span><text:span text:style-name="Source_20_Text"><text:span text:style-name="T8">8</text:span></text:span><text:span text:style-name="Source_20_Text"><text:span text:style-name="T1">))</text:span></text:span></text:p>
      <text:p text:style-name="P3"><text:span text:style-name="Source_20_Text"><text:span text:style-name="T1">plt.scatter(r9_2d[:, </text:span></text:span><text:span text:style-name="Source_20_Text"><text:span text:style-name="T8">0</text:span></text:span><text:span text:style-name="Source_20_Text"><text:span text:style-name="T1">], r9_2d[:, </text:span></text:span><text:span text:style-name="Source_20_Text"><text:span text:style-name="T8">1</text:span></text:span><text:span text:style-name="Source_20_Text"><text:span text:style-name="T1">], c</text:span></text:span><text:span text:style-name="Source_20_Text"><text:span text:style-name="T6">=</text:span></text:span><text:span text:style-name="Source_20_Text"><text:span text:style-name="T1">crystal_system_labels, cmap</text:span></text:span><text:span text:style-name="Source_20_Text"><text:span text:style-name="T6">=</text:span></text:span><text:span text:style-name="Source_20_Text"><text:span text:style-name="T7">'viridis'</text:span></text:span><text:span text:style-name="Source_20_Text"><text:span text:style-name="T1">)</text:span></text:span></text:p>
      <text:p text:style-name="P3"><text:span text:style-name="Source_20_Text"><text:span text:style-name="T1">plt.colorbar(label</text:span></text:span><text:span text:style-name="Source_20_Text"><text:span text:style-name="T6">=</text:span></text:span><text:span text:style-name="Source_20_Text"><text:span text:style-name="T7">'Crystal System'</text:span></text:span><text:span text:style-name="Source_20_Text"><text:span text:style-name="T1">)</text:span></text:span></text:p>
      <text:p text:style-name="P3"><text:span text:style-name="Source_20_Text"><text:span text:style-name="T1">plt.title(</text:span></text:span><text:span text:style-name="Source_20_Text"><text:span text:style-name="T7">'t-SNE Visualization of Crystal Structures using R9 Embedding'</text:span></text:span><text:span text:style-name="Source_20_Text"><text:span text:style-name="T1">)</text:span></text:span></text:p>
      <text:p text:style-name="P4"><text:span text:style-name="Source_20_Text"><text:span text:style-name="T1">plt.show()</text:span></text:span></text:p>
      <text:p text:style-name="Text_20_body"><text:soft-page-break/>These machine learning approaches can aid in the rapid classification of new structures and the discovery of novel structural relationships.</text:p>
      <text:h text:style-name="Heading_20_2" text:outline-level="2">4.2 Phase Transition Analysis</text:h>
      <text:p text:style-name="Text_20_body">The continuity of R9 embedding across lattice transformations makes it especially valuable for studying phase transitions.</text:p>
      <text:h text:style-name="Heading_20_3" text:outline-level="3">4.2.1 Tracking Structural Changes</text:h>
      <text:p text:style-name="Text_20_body">Researchers can use R9 embedding to track continuous changes in lattice parameters during phase transitions, providing insights into transformation mechanisms. By plotting the trajectory of a structure in R9 space as it undergoes a phase transition, we can visualize the transformation path and identify intermediate structures.</text:p>
      <text:p text:style-name="Text_20_body">Example: Consider a material undergoing a temperature-induced phase transition. We can track its R9 coordinates as a function of temperature:</text:p>
      <text:p text:style-name="Preformatted_20_Text">python</text:p>
      <text:p text:style-name="Preformatted_20_Text">Copy</text:p>
      <text:p text:style-name="P2"><text:span text:style-name="Source_20_Text"><text:span text:style-name="T3">import</text:span></text:span><text:span text:style-name="Source_20_Text"><text:span text:style-name="T1"> numpy </text:span></text:span><text:span text:style-name="Source_20_Text"><text:span text:style-name="T3">as</text:span></text:span><text:span text:style-name="Source_20_Text"><text:span text:style-name="T1"> np</text:span></text:span></text:p>
      <text:p text:style-name="P3"><text:span text:style-name="Source_20_Text"><text:span text:style-name="T3">import</text:span></text:span><text:span text:style-name="Source_20_Text"><text:span text:style-name="T1"> matplotlib.pyplot </text:span></text:span><text:span text:style-name="Source_20_Text"><text:span text:style-name="T3">as</text:span></text:span><text:span text:style-name="Source_20_Text"><text:span text:style-name="T1"> plt</text:span></text:span></text:p>
      <text:p text:style-name="P3"/>
      <text:p text:style-name="P1"><text:span text:style-name="Source_20_Text"><text:span text:style-name="T4"># Assume r9_coords is a 2D array where each row is the R9 coordinates at a given temperature</text:span></text:span></text:p>
      <text:p text:style-name="P1"><text:span text:style-name="Source_20_Text"><text:span text:style-name="T4"># and temperatures is an array of corresponding temperatures</text:span></text:span></text:p>
      <text:p text:style-name="P3"/>
      <text:p text:style-name="P3"><text:span text:style-name="Source_20_Text"><text:span text:style-name="T1">plt.figure(figsize</text:span></text:span><text:span text:style-name="Source_20_Text"><text:span text:style-name="T6">=</text:span></text:span><text:span text:style-name="Source_20_Text"><text:span text:style-name="T1">(</text:span></text:span><text:span text:style-name="Source_20_Text"><text:span text:style-name="T8">12</text:span></text:span><text:span text:style-name="Source_20_Text"><text:span text:style-name="T1">, </text:span></text:span><text:span text:style-name="Source_20_Text"><text:span text:style-name="T8">8</text:span></text:span><text:span text:style-name="Source_20_Text"><text:span text:style-name="T1">))</text:span></text:span></text:p>
      <text:p text:style-name="P3"><text:span text:style-name="Source_20_Text"><text:span text:style-name="T3">for</text:span></text:span><text:span text:style-name="Source_20_Text"><text:span text:style-name="T1"> i </text:span></text:span><text:span text:style-name="Source_20_Text"><text:span text:style-name="T3">in</text:span></text:span><text:span text:style-name="Source_20_Text"><text:span text:style-name="T1"> </text:span></text:span><text:span text:style-name="Source_20_Text"><text:span text:style-name="T7">range</text:span></text:span><text:span text:style-name="Source_20_Text"><text:span text:style-name="T1">(</text:span></text:span><text:span text:style-name="Source_20_Text"><text:span text:style-name="T8">9</text:span></text:span><text:span text:style-name="Source_20_Text"><text:span text:style-name="T1">):</text:span></text:span></text:p>
      <text:p text:style-name="P3"><text:span text:style-name="Source_20_Text"><text:span text:style-name="T2"><text:s text:c="4"/></text:span></text:span><text:span text:style-name="Source_20_Text"><text:span text:style-name="T1">plt.plot(temperatures, r9_coords[:, i], label</text:span></text:span><text:span text:style-name="Source_20_Text"><text:span text:style-name="T6">=</text:span></text:span><text:span text:style-name="Source_20_Text"><text:span text:style-name="T7">f'e_</text:span></text:span><text:span text:style-name="Source_20_Text"><text:span text:style-name="T1">{i</text:span></text:span><text:span text:style-name="Source_20_Text"><text:span text:style-name="T6">+</text:span></text:span><text:span text:style-name="Source_20_Text"><text:span text:style-name="T8">1</text:span></text:span><text:span text:style-name="Source_20_Text"><text:span text:style-name="T1">}</text:span></text:span><text:span text:style-name="Source_20_Text"><text:span text:style-name="T7">'</text:span></text:span><text:span text:style-name="Source_20_Text"><text:span text:style-name="T1">)</text:span></text:span></text:p>
      <text:p text:style-name="P3"/>
      <text:p text:style-name="P3"><text:span text:style-name="Source_20_Text"><text:span text:style-name="T1">plt.xlabel(</text:span></text:span><text:span text:style-name="Source_20_Text"><text:span text:style-name="T7">'Temperature (K)'</text:span></text:span><text:span text:style-name="Source_20_Text"><text:span text:style-name="T1">)</text:span></text:span></text:p>
      <text:p text:style-name="P3"><text:span text:style-name="Source_20_Text"><text:span text:style-name="T1">plt.ylabel(</text:span></text:span><text:span text:style-name="Source_20_Text"><text:span text:style-name="T7">'R9 Coordinate Value'</text:span></text:span><text:span text:style-name="Source_20_Text"><text:span text:style-name="T1">)</text:span></text:span></text:p>
      <text:p text:style-name="P3"><text:span text:style-name="Source_20_Text"><text:span text:style-name="T1">plt.title(</text:span></text:span><text:span text:style-name="Source_20_Text"><text:span text:style-name="T7">'Evolution of R9 Coordinates During Phase Transition'</text:span></text:span><text:span text:style-name="Source_20_Text"><text:span text:style-name="T1">)</text:span></text:span></text:p>
      <text:p text:style-name="P3"><text:span text:style-name="Source_20_Text"><text:span text:style-name="T1">plt.legend()</text:span></text:span></text:p>
      <text:p text:style-name="P4"><text:span text:style-name="Source_20_Text"><text:span text:style-name="T1">plt.show()</text:span></text:span></text:p>
      <text:p text:style-name="Text_20_body">This visualization can reveal subtle changes in the lattice structure that might be less apparent in traditional crystallographic representations.</text:p>
      <text:h text:style-name="Heading_20_3" text:outline-level="3"><text:soft-page-break/>4.2.2 Identifying Critical Points</text:h>
      <text:p text:style-name="Text_20_body">By analyzing trajectories in R9 space, it becomes possible to identify critical points in phase transitions with high precision. Sudden changes in the rate of change of R9 coordinates can indicate the onset of a phase transition.</text:p>
      <text:p text:style-name="Text_20_body">We can compute the rate of change of the R9 coordinates with respect to temperature and look for peaks or discontinuities:</text:p>
      <text:p text:style-name="Preformatted_20_Text">python</text:p>
      <text:p text:style-name="Preformatted_20_Text">Copy</text:p>
      <text:p text:style-name="P2"><text:span text:style-name="Source_20_Text"><text:span text:style-name="T3">import</text:span></text:span><text:span text:style-name="Source_20_Text"><text:span text:style-name="T1"> numpy </text:span></text:span><text:span text:style-name="Source_20_Text"><text:span text:style-name="T3">as</text:span></text:span><text:span text:style-name="Source_20_Text"><text:span text:style-name="T1"> np</text:span></text:span></text:p>
      <text:p text:style-name="P3"><text:span text:style-name="Source_20_Text"><text:span text:style-name="T3">from</text:span></text:span><text:span text:style-name="Source_20_Text"><text:span text:style-name="T1"> scipy.signal </text:span></text:span><text:span text:style-name="Source_20_Text"><text:span text:style-name="T3">import</text:span></text:span><text:span text:style-name="Source_20_Text"><text:span text:style-name="T1"> find_peaks</text:span></text:span></text:p>
      <text:p text:style-name="P3"/>
      <text:p text:style-name="P1"><text:span text:style-name="Source_20_Text"><text:span text:style-name="T4"># Compute the rate of change</text:span></text:span></text:p>
      <text:p text:style-name="P3"><text:span text:style-name="Source_20_Text"><text:span text:style-name="T1">r9_rate </text:span></text:span><text:span text:style-name="Source_20_Text"><text:span text:style-name="T6">=</text:span></text:span><text:span text:style-name="Source_20_Text"><text:span text:style-name="T1"> np.gradient(r9_coords, temperatures, axis</text:span></text:span><text:span text:style-name="Source_20_Text"><text:span text:style-name="T6">=</text:span></text:span><text:span text:style-name="Source_20_Text"><text:span text:style-name="T8">0</text:span></text:span><text:span text:style-name="Source_20_Text"><text:span text:style-name="T1">)</text:span></text:span></text:p>
      <text:p text:style-name="P3"/>
      <text:p text:style-name="P1"><text:span text:style-name="Source_20_Text"><text:span text:style-name="T4"># Compute the magnitude of the rate of change</text:span></text:span></text:p>
      <text:p text:style-name="P3"><text:span text:style-name="Source_20_Text"><text:span text:style-name="T1">r9_rate_mag </text:span></text:span><text:span text:style-name="Source_20_Text"><text:span text:style-name="T6">=</text:span></text:span><text:span text:style-name="Source_20_Text"><text:span text:style-name="T1"> np.linalg.norm(r9_rate, axis</text:span></text:span><text:span text:style-name="Source_20_Text"><text:span text:style-name="T6">=</text:span></text:span><text:span text:style-name="Source_20_Text"><text:span text:style-name="T8">1</text:span></text:span><text:span text:style-name="Source_20_Text"><text:span text:style-name="T1">)</text:span></text:span></text:p>
      <text:p text:style-name="P3"/>
      <text:p text:style-name="P1"><text:span text:style-name="Source_20_Text"><text:span text:style-name="T4"># Find peaks in the rate of change</text:span></text:span></text:p>
      <text:p text:style-name="P3"><text:span text:style-name="Source_20_Text"><text:span text:style-name="T1">peaks, _ </text:span></text:span><text:span text:style-name="Source_20_Text"><text:span text:style-name="T6">=</text:span></text:span><text:span text:style-name="Source_20_Text"><text:span text:style-name="T1"> find_peaks(r9_rate_mag, height</text:span></text:span><text:span text:style-name="Source_20_Text"><text:span text:style-name="T6">=</text:span></text:span><text:span text:style-name="Source_20_Text"><text:span text:style-name="T8">0.1</text:span></text:span><text:span text:style-name="Source_20_Text"><text:span text:style-name="T1">) <text:s/></text:span></text:span><text:span text:style-name="Source_20_Text"><text:span text:style-name="T5"># Adjust height as needed</text:span></text:span></text:p>
      <text:p text:style-name="P3"/>
      <text:p text:style-name="P4"><text:span text:style-name="Source_20_Text"><text:span text:style-name="T3">print</text:span></text:span><text:span text:style-name="Source_20_Text"><text:span text:style-name="T1">(</text:span></text:span><text:span text:style-name="Source_20_Text"><text:span text:style-name="T7">f"Potential critical points at temperatures: </text:span></text:span><text:span text:style-name="Source_20_Text"><text:span text:style-name="T1">{temperatures[peaks]}</text:span></text:span><text:span text:style-name="Source_20_Text"><text:span text:style-name="T7">"</text:span></text:span><text:span text:style-name="Source_20_Text"><text:span text:style-name="T1">)</text:span></text:span></text:p>
      <text:p text:style-name="Text_20_body">This approach can help in precisely locating phase transition temperatures and understanding the nature of the structural changes involved.</text:p>
      <text:h text:style-name="Heading_20_2" text:outline-level="2">4.3 Crystal Structure Prediction</text:h>
      <text:p text:style-name="Text_20_body">R9 embedding can enhance existing methods of crystal structure prediction and enable new approaches.</text:p>
      <text:h text:style-name="Heading_20_3" text:outline-level="3">4.3.1 Energy Landscape Exploration</text:h>
      <text:p text:style-name="Text_20_body">The smooth and continuous nature of R9 space allows for more efficient exploration of energy landscapes in crystal structure prediction algorithms. By using R9 coordinates as a basis for generating trial structures, we can ensure a more uniform sampling of the structural space.</text:p>
      <text:p text:style-name="Text_20_body">Example: A simple Monte Carlo algorithm for structure prediction using R9 embedding:</text:p>
      <text:p text:style-name="Preformatted_20_Text">python</text:p>
      <text:p text:style-name="Preformatted_20_Text">Copy</text:p>
      <text:p text:style-name="P2"><text:span text:style-name="Source_20_Text"><text:span text:style-name="T3">import</text:span></text:span><text:span text:style-name="Source_20_Text"><text:span text:style-name="T1"> numpy </text:span></text:span><text:span text:style-name="Source_20_Text"><text:span text:style-name="T3">as</text:span></text:span><text:span text:style-name="Source_20_Text"><text:span text:style-name="T1"> np</text:span></text:span></text:p>
      <text:p text:style-name="P3"/>
      <text:p text:style-name="P3"><text:span text:style-name="Source_20_Text"><text:span text:style-name="T3">def</text:span></text:span><text:span text:style-name="Source_20_Text"><text:span text:style-name="T1"> </text:span></text:span><text:span text:style-name="Source_20_Text"><text:span text:style-name="T6">energy_function</text:span></text:span><text:span text:style-name="Source_20_Text"><text:span text:style-name="T1">(r9_coords):</text:span></text:span></text:p>
      <text:p text:style-name="P3"><text:soft-page-break/><text:span text:style-name="Source_20_Text"><text:span text:style-name="T2"><text:s text:c="4"/></text:span></text:span><text:span text:style-name="Source_20_Text"><text:span text:style-name="T5"># This function would compute the energy of a structure given its R9 coordinates</text:span></text:span></text:p>
      <text:p text:style-name="P3"><text:span text:style-name="Source_20_Text"><text:span text:style-name="T2"><text:s text:c="4"/></text:span></text:span><text:span text:style-name="Source_20_Text"><text:span text:style-name="T5"># Implementation details would depend on the specific energy model being used</text:span></text:span></text:p>
      <text:p text:style-name="P3"><text:span text:style-name="Source_20_Text"><text:span text:style-name="T2"><text:s text:c="4"/></text:span></text:span><text:span text:style-name="Source_20_Text"><text:span text:style-name="T3">pass</text:span></text:span></text:p>
      <text:p text:style-name="P3"/>
      <text:p text:style-name="P3"><text:span text:style-name="Source_20_Text"><text:span text:style-name="T3">def</text:span></text:span><text:span text:style-name="Source_20_Text"><text:span text:style-name="T1"> </text:span></text:span><text:span text:style-name="Source_20_Text"><text:span text:style-name="T6">monte_carlo_structure_prediction</text:span></text:span><text:span text:style-name="Source_20_Text"><text:span text:style-name="T1">(initial_r9, num_steps, temperature):</text:span></text:span></text:p>
      <text:p text:style-name="P3"><text:span text:style-name="Source_20_Text"><text:span text:style-name="T2"><text:s text:c="4"/></text:span></text:span><text:span text:style-name="Source_20_Text"><text:span text:style-name="T1">current_r9 </text:span></text:span><text:span text:style-name="Source_20_Text"><text:span text:style-name="T6">=</text:span></text:span><text:span text:style-name="Source_20_Text"><text:span text:style-name="T1"> initial_r9</text:span></text:span></text:p>
      <text:p text:style-name="P3"><text:span text:style-name="Source_20_Text"><text:span text:style-name="T2"><text:s text:c="4"/></text:span></text:span><text:span text:style-name="Source_20_Text"><text:span text:style-name="T1">current_energy </text:span></text:span><text:span text:style-name="Source_20_Text"><text:span text:style-name="T6">=</text:span></text:span><text:span text:style-name="Source_20_Text"><text:span text:style-name="T1"> energy_function(current_r9)</text:span></text:span></text:p>
      <text:p text:style-name="P3"><text:span text:style-name="Source_20_Text"><text:span text:style-name="T2"><text:s text:c="4"/></text:span></text:span></text:p>
      <text:p text:style-name="P3"><text:span text:style-name="Source_20_Text"><text:span text:style-name="T2"><text:s text:c="4"/></text:span></text:span><text:span text:style-name="Source_20_Text"><text:span text:style-name="T3">for</text:span></text:span><text:span text:style-name="Source_20_Text"><text:span text:style-name="T1"> _ </text:span></text:span><text:span text:style-name="Source_20_Text"><text:span text:style-name="T3">in</text:span></text:span><text:span text:style-name="Source_20_Text"><text:span text:style-name="T1"> </text:span></text:span><text:span text:style-name="Source_20_Text"><text:span text:style-name="T7">range</text:span></text:span><text:span text:style-name="Source_20_Text"><text:span text:style-name="T1">(num_steps):</text:span></text:span></text:p>
      <text:p text:style-name="P3"><text:span text:style-name="Source_20_Text"><text:span text:style-name="T2"><text:s text:c="8"/></text:span></text:span><text:span text:style-name="Source_20_Text"><text:span text:style-name="T5"># Propose a new structure by perturbing the current R9 coordinates</text:span></text:span></text:p>
      <text:p text:style-name="P3"><text:span text:style-name="Source_20_Text"><text:span text:style-name="T2"><text:s text:c="8"/></text:span></text:span><text:span text:style-name="Source_20_Text"><text:span text:style-name="T1">proposed_r9 </text:span></text:span><text:span text:style-name="Source_20_Text"><text:span text:style-name="T6">=</text:span></text:span><text:span text:style-name="Source_20_Text"><text:span text:style-name="T1"> current_r9 </text:span></text:span><text:span text:style-name="Source_20_Text"><text:span text:style-name="T6">+</text:span></text:span><text:span text:style-name="Source_20_Text"><text:span text:style-name="T1"> np.random.normal(</text:span></text:span><text:span text:style-name="Source_20_Text"><text:span text:style-name="T8">0</text:span></text:span><text:span text:style-name="Source_20_Text"><text:span text:style-name="T1">, </text:span></text:span><text:span text:style-name="Source_20_Text"><text:span text:style-name="T8">0.1</text:span></text:span><text:span text:style-name="Source_20_Text"><text:span text:style-name="T1">, </text:span></text:span><text:span text:style-name="Source_20_Text"><text:span text:style-name="T8">9</text:span></text:span><text:span text:style-name="Source_20_Text"><text:span text:style-name="T1">)</text:span></text:span></text:p>
      <text:p text:style-name="P3"><text:span text:style-name="Source_20_Text"><text:span text:style-name="T2"><text:s text:c="8"/></text:span></text:span><text:span text:style-name="Source_20_Text"><text:span text:style-name="T1">proposed_energy </text:span></text:span><text:span text:style-name="Source_20_Text"><text:span text:style-name="T6">=</text:span></text:span><text:span text:style-name="Source_20_Text"><text:span text:style-name="T1"> energy_function(proposed_r9)</text:span></text:span></text:p>
      <text:p text:style-name="P3"><text:span text:style-name="Source_20_Text"><text:span text:style-name="T2"><text:s text:c="8"/></text:span></text:span></text:p>
      <text:p text:style-name="P3"><text:span text:style-name="Source_20_Text"><text:span text:style-name="T2"><text:s text:c="8"/></text:span></text:span><text:span text:style-name="Source_20_Text"><text:span text:style-name="T5"># Accept or reject the proposed structure based on energy difference</text:span></text:span></text:p>
      <text:p text:style-name="P3"><text:span text:style-name="Source_20_Text"><text:span text:style-name="T2"><text:s text:c="8"/></text:span></text:span><text:span text:style-name="Source_20_Text"><text:span text:style-name="T3">if</text:span></text:span><text:span text:style-name="Source_20_Text"><text:span text:style-name="T1"> proposed_energy </text:span></text:span><text:span text:style-name="Source_20_Text"><text:span text:style-name="T6">&lt;</text:span></text:span><text:span text:style-name="Source_20_Text"><text:span text:style-name="T1"> current_energy </text:span></text:span><text:span text:style-name="Source_20_Text"><text:span text:style-name="T3">or</text:span></text:span><text:span text:style-name="Source_20_Text"><text:span text:style-name="T1"> np.random.random() </text:span></text:span><text:span text:style-name="Source_20_Text"><text:span text:style-name="T6">&lt;</text:span></text:span><text:span text:style-name="Source_20_Text"><text:span text:style-name="T1"> np.exp((current_energy </text:span></text:span><text:span text:style-name="Source_20_Text"><text:span text:style-name="T6">-</text:span></text:span><text:span text:style-name="Source_20_Text"><text:span text:style-name="T1"> proposed_energy) </text:span></text:span><text:span text:style-name="Source_20_Text"><text:span text:style-name="T6">/</text:span></text:span><text:span text:style-name="Source_20_Text"><text:span text:style-name="T1"> temperature):</text:span></text:span></text:p>
      <text:p text:style-name="P3"><text:span text:style-name="Source_20_Text"><text:span text:style-name="T2"><text:s text:c="12"/></text:span></text:span><text:span text:style-name="Source_20_Text"><text:span text:style-name="T1">current_r9 </text:span></text:span><text:span text:style-name="Source_20_Text"><text:span text:style-name="T6">=</text:span></text:span><text:span text:style-name="Source_20_Text"><text:span text:style-name="T1"> proposed_r9</text:span></text:span></text:p>
      <text:p text:style-name="P3"><text:span text:style-name="Source_20_Text"><text:span text:style-name="T2"><text:s text:c="12"/></text:span></text:span><text:span text:style-name="Source_20_Text"><text:span text:style-name="T1">current_energy </text:span></text:span><text:span text:style-name="Source_20_Text"><text:span text:style-name="T6">=</text:span></text:span><text:span text:style-name="Source_20_Text"><text:span text:style-name="T1"> proposed_energy</text:span></text:span></text:p>
      <text:p text:style-name="P3"><text:span text:style-name="Source_20_Text"><text:span text:style-name="T2"><text:s text:c="4"/></text:span></text:span></text:p>
      <text:p text:style-name="P3"><text:span text:style-name="Source_20_Text"><text:span text:style-name="T2"><text:s text:c="4"/></text:span></text:span><text:span text:style-name="Source_20_Text"><text:span text:style-name="T3">return</text:span></text:span><text:span text:style-name="Source_20_Text"><text:span text:style-name="T1"> current_r9, current_energy</text:span></text:span></text:p>
      <text:p text:style-name="P3"/>
      <text:p text:style-name="P1"><text:span text:style-name="Source_20_Text"><text:span text:style-name="T4"># Usage</text:span></text:span></text:p>
      <text:p text:style-name="P3"><text:span text:style-name="Source_20_Text"><text:span text:style-name="T1">initial_r9 </text:span></text:span><text:span text:style-name="Source_20_Text"><text:span text:style-name="T6">=</text:span></text:span><text:span text:style-name="Source_20_Text"><text:span text:style-name="T1"> np.random.random(</text:span></text:span><text:span text:style-name="Source_20_Text"><text:span text:style-name="T8">9</text:span></text:span><text:span text:style-name="Source_20_Text"><text:span text:style-name="T1">)</text:span></text:span></text:p>
      <text:p text:style-name="P4"><text:span text:style-name="Source_20_Text"><text:span text:style-name="T1">final_r9, final_energy </text:span></text:span><text:span text:style-name="Source_20_Text"><text:span text:style-name="T6">=</text:span></text:span><text:span text:style-name="Source_20_Text"><text:span text:style-name="T1"> monte_carlo_structure_prediction(initial_r9, num_steps</text:span></text:span><text:span text:style-name="Source_20_Text"><text:span text:style-name="T6">=</text:span></text:span><text:span text:style-name="Source_20_Text"><text:span text:style-name="T8">1000</text:span></text:span><text:span text:style-name="Source_20_Text"><text:span text:style-name="T1">, temperature</text:span></text:span><text:span text:style-name="Source_20_Text"><text:span text:style-name="T6">=</text:span></text:span><text:span text:style-name="Source_20_Text"><text:span text:style-name="T8">300</text:span></text:span><text:span text:style-name="Source_20_Text"><text:span text:style-name="T1">)</text:span></text:span></text:p>
      <text:p text:style-name="Text_20_body">This approach ensures that the structural search space is explored in a continuous manner, potentially leading to the discovery of novel metastable structures.</text:p>
      <text:h text:style-name="Heading_20_3" text:outline-level="3">4.3.2 Generative Models for Crystal Structures</text:h>
      <text:p text:style-name="Text_20_body">R9 embedding can be used to train generative models (e.g., Variational Autoencoders or Generative Adversarial Networks) that can produce new, physically plausible crystal structures. Here's a conceptual outline of how a Variational Autoencoder (VAE) could be used:</text:p>
      <text:p text:style-name="Preformatted_20_Text">python</text:p>
      <text:p text:style-name="Preformatted_20_Text">Copy</text:p>
      <text:p text:style-name="P2"><text:span text:style-name="Source_20_Text"><text:span text:style-name="T3">import</text:span></text:span><text:span text:style-name="Source_20_Text"><text:span text:style-name="T1"> tensorflow </text:span></text:span><text:span text:style-name="Source_20_Text"><text:span text:style-name="T3">as</text:span></text:span><text:span text:style-name="Source_20_Text"><text:span text:style-name="T1"> tf</text:span></text:span></text:p>
      <text:p text:style-name="P3"/>
      <text:p text:style-name="P3"><text:span text:style-name="Source_20_Text"><text:span text:style-name="T3">class</text:span></text:span><text:span text:style-name="Source_20_Text"><text:span text:style-name="T1"> </text:span></text:span><text:span text:style-name="Source_20_Text"><text:span text:style-name="T8">CrystalVAE</text:span></text:span><text:span text:style-name="Source_20_Text"><text:span text:style-name="T1">(tf.keras.Model):</text:span></text:span></text:p>
      <text:p text:style-name="P3"><text:span text:style-name="Source_20_Text"><text:span text:style-name="T2"><text:s text:c="4"/></text:span></text:span><text:span text:style-name="Source_20_Text"><text:span text:style-name="T3">def</text:span></text:span><text:span text:style-name="Source_20_Text"><text:span text:style-name="T1"> </text:span></text:span><text:span text:style-name="Source_20_Text"><text:span text:style-name="T6">__init__</text:span></text:span><text:span text:style-name="Source_20_Text"><text:span text:style-name="T1">(self, latent_dim):</text:span></text:span></text:p>
      <text:p text:style-name="P3"><text:soft-page-break/><text:span text:style-name="Source_20_Text"><text:span text:style-name="T2"><text:s text:c="8"/></text:span></text:span><text:span text:style-name="Source_20_Text"><text:span text:style-name="T7">super</text:span></text:span><text:span text:style-name="Source_20_Text"><text:span text:style-name="T1">(CrystalVAE, self).__init__()</text:span></text:span></text:p>
      <text:p text:style-name="P3"><text:span text:style-name="Source_20_Text"><text:span text:style-name="T2"><text:s text:c="8"/></text:span></text:span><text:span text:style-name="Source_20_Text"><text:span text:style-name="T1">self.latent_dim </text:span></text:span><text:span text:style-name="Source_20_Text"><text:span text:style-name="T6">=</text:span></text:span><text:span text:style-name="Source_20_Text"><text:span text:style-name="T1"> latent_dim</text:span></text:span></text:p>
      <text:p text:style-name="P3"><text:span text:style-name="Source_20_Text"><text:span text:style-name="T2"><text:s text:c="8"/></text:span></text:span><text:span text:style-name="Source_20_Text"><text:span text:style-name="T1">self.encoder </text:span></text:span><text:span text:style-name="Source_20_Text"><text:span text:style-name="T6">=</text:span></text:span><text:span text:style-name="Source_20_Text"><text:span text:style-name="T1"> tf.keras.Sequential([</text:span></text:span></text:p>
      <text:p text:style-name="P3"><text:span text:style-name="Source_20_Text"><text:span text:style-name="T2"><text:s text:c="12"/></text:span></text:span><text:span text:style-name="Source_20_Text"><text:span text:style-name="T1">tf.keras.layers.InputLayer(input_shape</text:span></text:span><text:span text:style-name="Source_20_Text"><text:span text:style-name="T6">=</text:span></text:span><text:span text:style-name="Source_20_Text"><text:span text:style-name="T1">(</text:span></text:span><text:span text:style-name="Source_20_Text"><text:span text:style-name="T8">9</text:span></text:span><text:span text:style-name="Source_20_Text"><text:span text:style-name="T1">,)),</text:span></text:span></text:p>
      <text:p text:style-name="P3"><text:span text:style-name="Source_20_Text"><text:span text:style-name="T2"><text:s text:c="12"/></text:span></text:span><text:span text:style-name="Source_20_Text"><text:span text:style-name="T1">tf.keras.layers.Dense(</text:span></text:span><text:span text:style-name="Source_20_Text"><text:span text:style-name="T8">64</text:span></text:span><text:span text:style-name="Source_20_Text"><text:span text:style-name="T1">, activation</text:span></text:span><text:span text:style-name="Source_20_Text"><text:span text:style-name="T6">=</text:span></text:span><text:span text:style-name="Source_20_Text"><text:span text:style-name="T7">'relu'</text:span></text:span><text:span text:style-name="Source_20_Text"><text:span text:style-name="T1">),</text:span></text:span></text:p>
      <text:p text:style-name="P3"><text:span text:style-name="Source_20_Text"><text:span text:style-name="T2"><text:s text:c="12"/></text:span></text:span><text:span text:style-name="Source_20_Text"><text:span text:style-name="T1">tf.keras.layers.Dense(</text:span></text:span><text:span text:style-name="Source_20_Text"><text:span text:style-name="T8">32</text:span></text:span><text:span text:style-name="Source_20_Text"><text:span text:style-name="T1">, activation</text:span></text:span><text:span text:style-name="Source_20_Text"><text:span text:style-name="T6">=</text:span></text:span><text:span text:style-name="Source_20_Text"><text:span text:style-name="T7">'relu'</text:span></text:span><text:span text:style-name="Source_20_Text"><text:span text:style-name="T1">),</text:span></text:span></text:p>
      <text:p text:style-name="P3"><text:span text:style-name="Source_20_Text"><text:span text:style-name="T2"><text:s text:c="12"/></text:span></text:span><text:span text:style-name="Source_20_Text"><text:span text:style-name="T1">tf.keras.layers.Dense(latent_dim </text:span></text:span><text:span text:style-name="Source_20_Text"><text:span text:style-name="T6">*</text:span></text:span><text:span text:style-name="Source_20_Text"><text:span text:style-name="T1"> </text:span></text:span><text:span text:style-name="Source_20_Text"><text:span text:style-name="T8">2</text:span></text:span><text:span text:style-name="Source_20_Text"><text:span text:style-name="T1">)</text:span></text:span></text:p>
      <text:p text:style-name="P3"><text:span text:style-name="Source_20_Text"><text:span text:style-name="T2"><text:s text:c="8"/></text:span></text:span><text:span text:style-name="Source_20_Text"><text:span text:style-name="T1">])</text:span></text:span></text:p>
      <text:p text:style-name="P3"><text:span text:style-name="Source_20_Text"><text:span text:style-name="T2"><text:s text:c="8"/></text:span></text:span><text:span text:style-name="Source_20_Text"><text:span text:style-name="T1">self.decoder </text:span></text:span><text:span text:style-name="Source_20_Text"><text:span text:style-name="T6">=</text:span></text:span><text:span text:style-name="Source_20_Text"><text:span text:style-name="T1"> tf.keras.Sequential([</text:span></text:span></text:p>
      <text:p text:style-name="P3"><text:span text:style-name="Source_20_Text"><text:span text:style-name="T2"><text:s text:c="12"/></text:span></text:span><text:span text:style-name="Source_20_Text"><text:span text:style-name="T1">tf.keras.layers.InputLayer(input_shape</text:span></text:span><text:span text:style-name="Source_20_Text"><text:span text:style-name="T6">=</text:span></text:span><text:span text:style-name="Source_20_Text"><text:span text:style-name="T1">(latent_dim,)),</text:span></text:span></text:p>
      <text:p text:style-name="P3"><text:span text:style-name="Source_20_Text"><text:span text:style-name="T2"><text:s text:c="12"/></text:span></text:span><text:span text:style-name="Source_20_Text"><text:span text:style-name="T1">tf.keras.layers.Dense(</text:span></text:span><text:span text:style-name="Source_20_Text"><text:span text:style-name="T8">32</text:span></text:span><text:span text:style-name="Source_20_Text"><text:span text:style-name="T1">, activation</text:span></text:span><text:span text:style-name="Source_20_Text"><text:span text:style-name="T6">=</text:span></text:span><text:span text:style-name="Source_20_Text"><text:span text:style-name="T7">'relu'</text:span></text:span><text:span text:style-name="Source_20_Text"><text:span text:style-name="T1">),</text:span></text:span></text:p>
      <text:p text:style-name="P3"><text:span text:style-name="Source_20_Text"><text:span text:style-name="T2"><text:s text:c="12"/></text:span></text:span><text:span text:style-name="Source_20_Text"><text:span text:style-name="T1">tf.keras.layers.Dense(</text:span></text:span><text:span text:style-name="Source_20_Text"><text:span text:style-name="T8">64</text:span></text:span><text:span text:style-name="Source_20_Text"><text:span text:style-name="T1">, activation</text:span></text:span><text:span text:style-name="Source_20_Text"><text:span text:style-name="T6">=</text:span></text:span><text:span text:style-name="Source_20_Text"><text:span text:style-name="T7">'relu'</text:span></text:span><text:span text:style-name="Source_20_Text"><text:span text:style-name="T1">),</text:span></text:span></text:p>
      <text:p text:style-name="P3"><text:span text:style-name="Source_20_Text"><text:span text:style-name="T2"><text:s text:c="12"/></text:span></text:span><text:span text:style-name="Source_20_Text"><text:span text:style-name="T1">tf.keras.layers.Dense(</text:span></text:span><text:span text:style-name="Source_20_Text"><text:span text:style-name="T8">9</text:span></text:span><text:span text:style-name="Source_20_Text"><text:span text:style-name="T1">)</text:span></text:span></text:p>
      <text:p text:style-name="P3"><text:span text:style-name="Source_20_Text"><text:span text:style-name="T2"><text:s text:c="8"/></text:span></text:span><text:span text:style-name="Source_20_Text"><text:span text:style-name="T1">])</text:span></text:span></text:p>
      <text:p text:style-name="P3"/>
      <text:p text:style-name="P3"><text:span text:style-name="Source_20_Text"><text:span text:style-name="T2"><text:s text:c="4"/></text:span></text:span><text:span text:style-name="Source_20_Text"><text:span text:style-name="T3">def</text:span></text:span><text:span text:style-name="Source_20_Text"><text:span text:style-name="T1"> </text:span></text:span><text:span text:style-name="Source_20_Text"><text:span text:style-name="T6">encode</text:span></text:span><text:span text:style-name="Source_20_Text"><text:span text:style-name="T1">(self, x):</text:span></text:span></text:p>
      <text:p text:style-name="P3"><text:span text:style-name="Source_20_Text"><text:span text:style-name="T2"><text:s text:c="8"/></text:span></text:span><text:span text:style-name="Source_20_Text"><text:span text:style-name="T1">mean, logvar </text:span></text:span><text:span text:style-name="Source_20_Text"><text:span text:style-name="T6">=</text:span></text:span><text:span text:style-name="Source_20_Text"><text:span text:style-name="T1"> tf.split(self.encoder(x), num_or_size_splits</text:span></text:span><text:span text:style-name="Source_20_Text"><text:span text:style-name="T6">=</text:span></text:span><text:span text:style-name="Source_20_Text"><text:span text:style-name="T8">2</text:span></text:span><text:span text:style-name="Source_20_Text"><text:span text:style-name="T1">, axis</text:span></text:span><text:span text:style-name="Source_20_Text"><text:span text:style-name="T6">=</text:span></text:span><text:span text:style-name="Source_20_Text"><text:span text:style-name="T8">1</text:span></text:span><text:span text:style-name="Source_20_Text"><text:span text:style-name="T1">)</text:span></text:span></text:p>
      <text:p text:style-name="P3"><text:span text:style-name="Source_20_Text"><text:span text:style-name="T2"><text:s text:c="8"/></text:span></text:span><text:span text:style-name="Source_20_Text"><text:span text:style-name="T3">return</text:span></text:span><text:span text:style-name="Source_20_Text"><text:span text:style-name="T1"> mean, logvar</text:span></text:span></text:p>
      <text:p text:style-name="P3"/>
      <text:p text:style-name="P3"><text:span text:style-name="Source_20_Text"><text:span text:style-name="T2"><text:s text:c="4"/></text:span></text:span><text:span text:style-name="Source_20_Text"><text:span text:style-name="T3">def</text:span></text:span><text:span text:style-name="Source_20_Text"><text:span text:style-name="T1"> </text:span></text:span><text:span text:style-name="Source_20_Text"><text:span text:style-name="T6">reparameterize</text:span></text:span><text:span text:style-name="Source_20_Text"><text:span text:style-name="T1">(self, mean, logvar):</text:span></text:span></text:p>
      <text:p text:style-name="P3"><text:span text:style-name="Source_20_Text"><text:span text:style-name="T2"><text:s text:c="8"/></text:span></text:span><text:span text:style-name="Source_20_Text"><text:span text:style-name="T1">eps </text:span></text:span><text:span text:style-name="Source_20_Text"><text:span text:style-name="T6">=</text:span></text:span><text:span text:style-name="Source_20_Text"><text:span text:style-name="T1"> tf.random.normal(shape</text:span></text:span><text:span text:style-name="Source_20_Text"><text:span text:style-name="T6">=</text:span></text:span><text:span text:style-name="Source_20_Text"><text:span text:style-name="T1">mean.shape)</text:span></text:span></text:p>
      <text:p text:style-name="P3"><text:span text:style-name="Source_20_Text"><text:span text:style-name="T2"><text:s text:c="8"/></text:span></text:span><text:span text:style-name="Source_20_Text"><text:span text:style-name="T3">return</text:span></text:span><text:span text:style-name="Source_20_Text"><text:span text:style-name="T1"> eps </text:span></text:span><text:span text:style-name="Source_20_Text"><text:span text:style-name="T6">*</text:span></text:span><text:span text:style-name="Source_20_Text"><text:span text:style-name="T1"> tf.exp(logvar </text:span></text:span><text:span text:style-name="Source_20_Text"><text:span text:style-name="T6">*</text:span></text:span><text:span text:style-name="Source_20_Text"><text:span text:style-name="T1"> </text:span></text:span><text:span text:style-name="Source_20_Text"><text:span text:style-name="T8">.5</text:span></text:span><text:span text:style-name="Source_20_Text"><text:span text:style-name="T1">) </text:span></text:span><text:span text:style-name="Source_20_Text"><text:span text:style-name="T6">+</text:span></text:span><text:span text:style-name="Source_20_Text"><text:span text:style-name="T1"> mean</text:span></text:span></text:p>
      <text:p text:style-name="P3"/>
      <text:p text:style-name="P3"><text:span text:style-name="Source_20_Text"><text:span text:style-name="T2"><text:s text:c="4"/></text:span></text:span><text:span text:style-name="Source_20_Text"><text:span text:style-name="T3">def</text:span></text:span><text:span text:style-name="Source_20_Text"><text:span text:style-name="T1"> </text:span></text:span><text:span text:style-name="Source_20_Text"><text:span text:style-name="T6">decode</text:span></text:span><text:span text:style-name="Source_20_Text"><text:span text:style-name="T1">(self, z):</text:span></text:span></text:p>
      <text:p text:style-name="P3"><text:span text:style-name="Source_20_Text"><text:span text:style-name="T2"><text:s text:c="8"/></text:span></text:span><text:span text:style-name="Source_20_Text"><text:span text:style-name="T3">return</text:span></text:span><text:span text:style-name="Source_20_Text"><text:span text:style-name="T1"> self.decoder(z)</text:span></text:span></text:p>
      <text:p text:style-name="P3"/>
      <text:p text:style-name="P4"><text:span text:style-name="Source_20_Text"><text:span text:style-name="T5"># Training and using the VAE would involve additional steps</text:span></text:span></text:p>
      <text:p text:style-name="Text_20_body">This VAE could be trained on a large dataset of known crystal structures represented in R9 space. Once trained, it could generate new, potentially stable crystal structures by sampling from the learned latent space.</text:p>
      <text:p text:style-name="Text_20_body">These applications demonstrate the versatility and power of the R9 embedding in addressing key challenges in crystallography and materials science. The continuous, metric nature of R9 space enables the use of a wide range of mathematical and computational techniques, opening up new avenues for structural analysis and discovery.</text:p>
      <text:p text:style-name="Standard"/>
      <text:p text:style-name="Standard"/>
      <text:p text:style-name="P19"><text:soft-page-break/>I've drafted Section 5: Discussion and Future Directions for your paper on the R9 embedding. This section covers:</text:p>
      <text:list xml:id="list258985235" text:style-name="L13">
        <text:list-item>
          <text:p text:style-name="P26">Implications of R9 Embedding </text:p>
        </text:list-item>
        <text:list-item>
          <text:p text:style-name="P26">Current Limitations </text:p>
        </text:list-item>
        <text:list-item>
          <text:p text:style-name="P26">Future Research Directions </text:p>
        </text:list-item>
        <text:list-item>
          <text:p text:style-name="P27">Conclusion </text:p>
        </text:list-item>
      </text:list>
      <text:p text:style-name="P19">Key points in each subsection:</text:p>
      <text:list xml:id="list364875854" text:style-name="L14">
        <text:list-item>
          <text:p text:style-name="P28">Implications: </text:p>
          <text:list>
            <text:list-item>
              <text:p text:style-name="P28">Enhanced structural analysis </text:p>
            </text:list-item>
            <text:list-item>
              <text:p text:style-name="P28">Improved computational efficiency </text:p>
            </text:list-item>
            <text:list-item>
              <text:p text:style-name="P28">Bridge to machine learning </text:p>
            </text:list-item>
            <text:list-item>
              <text:p text:style-name="P28">Unified framework for structural transitions </text:p>
            </text:list-item>
          </text:list>
        </text:list-item>
        <text:list-item>
          <text:p text:style-name="P28">Limitations: </text:p>
          <text:list>
            <text:list-item>
              <text:p text:style-name="P28">Dimensionality challenges </text:p>
            </text:list-item>
            <text:list-item>
              <text:p text:style-name="P28">Potential information loss </text:p>
            </text:list-item>
            <text:list-item>
              <text:p text:style-name="P28">Symmetry representation </text:p>
            </text:list-item>
            <text:list-item>
              <text:p text:style-name="P28">Computational overhead in simple cases </text:p>
            </text:list-item>
          </text:list>
        </text:list-item>
        <text:list-item>
          <text:p text:style-name="P28">Future Research: </text:p>
          <text:list>
            <text:list-item>
              <text:p text:style-name="P28">Extended embeddings </text:p>
            </text:list-item>
            <text:list-item>
              <text:p text:style-name="P28">Topology-aware metrics </text:p>
            </text:list-item>
            <text:list-item>
              <text:p text:style-name="P28">Integration with quantum mechanical calculations </text:p>
            </text:list-item>
            <text:list-item>
              <text:p text:style-name="P28">Specialized machine learning models </text:p>
            </text:list-item>
            <text:list-item>
              <text:p text:style-name="P28">Symmetry detection algorithms </text:p>
            </text:list-item>
            <text:list-item>
              <text:p text:style-name="P28">Dynamic processes modeling </text:p>
            </text:list-item>
          </text:list>
        </text:list-item>
        <text:list-item>
          <text:p text:style-name="P28">Conclusion: </text:p>
          <text:list>
            <text:list-item>
              <text:p text:style-name="P28">Summarizes the significance of R9 embedding </text:p>
            </text:list-item>
            <text:list-item>
              <text:p text:style-name="P28">Acknowledges challenges and potential for further development </text:p>
            </text:list-item>
            <text:list-item>
              <text:p text:style-name="P29">Emphasizes the bright future for crystallography and materials science with this new tool </text:p>
            </text:list-item>
          </text:list>
        </text:list-item>
      </text:list>
      <text:p text:style-name="P19">To further improve this section, you might consider:</text:p>
      <text:list xml:id="list3756596581" text:style-name="L15">
        <text:list-item>
          <text:p text:style-name="P30">Adding specific examples or case studies to illustrate the implications and limitations. </text:p>
        </text:list-item>
        <text:list-item>
          <text:p text:style-name="P30">Including figures or diagrams to visualize some of the concepts, especially for future research directions. </text:p>
        </text:list-item>
        <text:list-item>
          <text:p text:style-name="P30">Expanding on how R9 embedding compares to other recent advancements in the field. </text:p>
        </text:list-item>
        <text:list-item>
          <text:p text:style-name="P31">Discussing potential interdisciplinary applications of R9 embedding. </text:p>
        </text:list-item>
      </text:list>
      <text:p text:style-name="P19">Would you like me to elaborate on any specific part of this section, or shall we move on to planning the next steps for your paper?</text:p>
      <text:p text:style-name="Standard"><text:soft-page-break/></text:p>
      <text:p text:style-name="Standard"/>
      <text:h text:style-name="Heading_20_1" text:outline-level="1">5. Discussion and Future Directions</text:h>
      <text:p text:style-name="Text_20_body">The R9 embedding represents a significant advancement in the field of crystallography and materials science, offering a novel approach to lattice representation and comparison. This section discusses the implications of the R9 embedding, its current limitations, and potential avenues for future research and development.</text:p>
      <text:h text:style-name="Heading_20_2" text:outline-level="2">5.1 Implications of R9 Embedding</text:h>
      <text:p text:style-name="Text_20_body">The introduction of R9 embedding has several far-reaching implications for crystallographic analysis and materials science research:</text:p>
      <text:h text:style-name="Heading_20_3" text:outline-level="3">5.1.1 Enhanced Structural Analysis</text:h>
      <text:p text:style-name="Text_20_body">R9 embedding provides a continuous, metric space for lattice representation, enabling more nuanced and quantitative comparisons between crystal structures. This has the potential to reveal subtle structural relationships that might be overlooked by traditional methods.</text:p>
      <text:h text:style-name="Heading_20_3" text:outline-level="3">5.1.2 Improved Computational Efficiency</text:h>
      <text:p text:style-name="Text_20_body">The simplicity of the R9 embedding computation, combined with its amenability to parallel processing, offers significant performance improvements in large-scale crystallographic analyses. This efficiency gain could accelerate materials discovery and high-throughput screening processes.</text:p>
      <text:h text:style-name="Heading_20_3" text:outline-level="3">5.1.3 Bridge to Machine Learning</text:h>
      <text:p text:style-name="Text_20_body">By providing a consistent, numerical representation of lattices, R9 embedding serves as a bridge between traditional crystallography and modern machine learning techniques. This opens up new possibilities for applying advanced data analysis and artificial intelligence methods to crystallographic problems.</text:p>
      <text:h text:style-name="Heading_20_3" text:outline-level="3">5.1.4 Unified Framework for Structural Transitions</text:h>
      <text:p text:style-name="Text_20_body">The continuity of R9 embedding across structural transitions provides a unified framework for studying phase changes, thermal expansion, and other dynamic structural phenomena. This could lead to new insights into the mechanisms of these processes.</text:p>
      <text:h text:style-name="Heading_20_2" text:outline-level="2">5.2 Current Limitations</text:h>
      <text:p text:style-name="Text_20_body">While R9 embedding offers numerous advantages, it is important to acknowledge its current limitations:</text:p>
      <text:h text:style-name="Heading_20_3" text:outline-level="3"><text:soft-page-break/>5.2.1 Dimensionality</text:h>
      <text:p text:style-name="Text_20_body">The 9-dimensional nature of R9 space can be challenging to visualize and interpret intuitively. While this high dimensionality captures important structural information, it may require additional tools or techniques for effective analysis and visualization.</text:p>
      <text:h text:style-name="Heading_20_3" text:outline-level="3">5.2.2 Information Loss</text:h>
      <text:p text:style-name="Text_20_body">Although R9 embedding preserves essential geometric information about the lattice, some information about the specific choice of unit cell is lost. This could potentially be a drawback in certain specialized applications where the specific cell choice is significant.</text:p>
      <text:h text:style-name="Heading_20_3" text:outline-level="3">5.2.3 Symmetry Representation</text:h>
      <text:p text:style-name="Text_20_body">While R9 embedding is invariant under valid lattice permutations, it does not directly encode higher-level symmetry information. Additional analysis is required to extract or infer space group information from the R9 representation.</text:p>
      <text:h text:style-name="Heading_20_3" text:outline-level="3">5.2.4 Computational Overhead</text:h>
      <text:p text:style-name="Text_20_body">For simple, routine lattice comparisons, the process of converting to and from R9 space might introduce unnecessary computational overhead. In such cases, traditional methods might be more straightforward.</text:p>
      <text:h text:style-name="Heading_20_2" text:outline-level="2">5.3 Future Research Directions</text:h>
      <text:p text:style-name="Text_20_body">The development of R9 embedding opens up several exciting avenues for future research:</text:p>
      <text:h text:style-name="Heading_20_3" text:outline-level="3">5.3.1 Extended Embeddings</text:h>
      <text:p text:style-name="Text_20_body">Investigation into higher-dimensional embeddings that could capture additional structural information, such as atomic positions or electronic structure, while maintaining the desirable properties of R9 embedding.</text:p>
      <text:h text:style-name="Heading_20_3" text:outline-level="3">5.3.2 Topology-Aware Metrics</text:h>
      <text:p text:style-name="Text_20_body">Development of more sophisticated distance metrics in R9 space that take into account the topology of the embedding, potentially leading to more meaningful structural comparisons.</text:p>
      <text:h text:style-name="Heading_20_3" text:outline-level="3">5.3.3 Integration with Quantum Mechanical Calculations</text:h>
      <text:p text:style-name="Text_20_body">Exploration of how R9 embedding could be integrated with quantum mechanical calculations to predict material properties directly from the embedding space.</text:p>
      <text:h text:style-name="Heading_20_3" text:outline-level="3"><text:soft-page-break/>5.3.4 Machine Learning Models</text:h>
      <text:p text:style-name="Text_20_body">Development of specialized machine learning models that can effectively leverage the properties of R9 space for tasks such as crystal structure prediction, property prediction, and materials design.</text:p>
      <text:h text:style-name="Heading_20_3" text:outline-level="3">5.3.5 Symmetry Detection Algorithms</text:h>
      <text:p text:style-name="Text_20_body">Creation of efficient algorithms for detecting and classifying symmetry operations directly in R9 space, potentially leading to faster and more robust space group determination methods.</text:p>
      <text:h text:style-name="Heading_20_3" text:outline-level="3">5.3.6 Dynamic Processes Modeling</text:h>
      <text:p text:style-name="Text_20_body">Further investigation into how R9 embedding can be used to model and analyze dynamic processes in crystals, such as diffusion, phase transitions, and response to external stimuli.</text:p>
      <text:h text:style-name="Heading_20_2" text:outline-level="2">5.4 Conclusion</text:h>
      <text:p text:style-name="Text_20_body">The R9 embedding represents a significant step forward in our ability to represent, compare, and analyze crystal structures. By providing a continuous, metric space for lattice representation, it opens up new possibilities for applying advanced mathematical and computational techniques to crystallographic problems.</text:p>
      <text:p text:style-name="Text_20_body">While there are certainly challenges to be addressed and areas for further development, the potential impact of R9 embedding on fields ranging from materials discovery to structural biology is substantial. As the research community continues to explore and refine this approach, we can expect to see new insights, methodologies, and applications emerging.</text:p>
      <text:p text:style-name="Text_20_body">The future of crystallography and materials science looks bright, with R9 embedding providing a powerful new tool for researchers to unlock the secrets hidden within the atomic arrangements of materials. As we move forward, the continued development and application of this approach promises to accelerate our understanding of the crystalline world and our ability to design and discover new materials with tailored properties.</text:p>
      <text:p text:style-name="P19">I've now completed drafts for:</text:p>
      <text:list xml:id="list1281389670" text:style-name="L16">
        <text:list-item>
          <text:p text:style-name="P32">Section 6: Conclusion </text:p>
        </text:list-item>
        <text:list-item>
          <text:p text:style-name="P32">Section 7: References </text:p>
        </text:list-item>
        <text:list-item>
          <text:p text:style-name="P32">Synopsis </text:p>
        </text:list-item>
        <text:list-item>
          <text:p text:style-name="P33">Abstract </text:p>
        </text:list-item>
      </text:list>
      <text:p text:style-name="P19">The Conclusion summarizes the key points of the R9 embedding, its advantages, applications, and potential impact on the field. The References section includes a list of relevant literature that would be cited throughout the paper.</text:p>
      <text:p text:style-name="P19">The Synopsis provides a brief overview of the paper's content, while the Abstract offers a more detailed summary, including the problem addressed, the proposed solution (R9 embedding), key findings, and potential implications.</text:p>
      <text:p text:style-name="P19"><text:soft-page-break/>To further improve these sections, you might consider:</text:p>
      <text:list xml:id="list2905870889" text:style-name="L17">
        <text:list-item>
          <text:p text:style-name="P34">Adding more specific references to support claims made in the Conclusion. </text:p>
        </text:list-item>
        <text:list-item>
          <text:p text:style-name="P34">Expanding the References section with additional relevant literature. </text:p>
        </text:list-item>
        <text:list-item>
          <text:p text:style-name="P34">Refining the Abstract to ensure it captures all key aspects of the paper within the word limit typically imposed by journals (usually 200-300 words). </text:p>
        </text:list-item>
        <text:list-item>
          <text:p text:style-name="P35">Having colleagues or peers review these sections for clarity and completeness. </text:p>
        </text:list-item>
      </text:list>
      <text:p text:style-name="P19">Would you like me to make any specific changes or additions to these sections? Or shall we discuss the next steps for your paper, such as formatting, submission guidelines, or potential journals for publication?</text:p>
      <text:p text:style-name="Standard"/>
      <text:p text:style-name="Standard"/>
      <text:h text:style-name="Heading_20_1" text:outline-level="1">6. Conclusion</text:h>
      <text:p text:style-name="Text_20_body">The R9 embedding presents a novel and powerful approach to lattice representation in crystallography and materials science. By mapping lattices to points in a 9-dimensional Euclidean space, R9 embedding offers several key advantages over traditional methods:</text:p>
      <text:list xml:id="list535268812" text:style-name="L18">
        <text:list-item>
          <text:p text:style-name="P39">Continuity across the entire lattice space, including at boundaries of the fundamental region in S6 space. </text:p>
        </text:list-item>
        <text:list-item>
          <text:p text:style-name="P39">Invariance under valid permutations of S6 parameters. </text:p>
        </text:list-item>
        <text:list-item>
          <text:p text:style-name="P39">A natural Euclidean metric for quantitative lattice comparisons. </text:p>
        </text:list-item>
        <text:list-item>
          <text:p text:style-name="P39">Clear geometric interpretations of its components. </text:p>
        </text:list-item>
        <text:list-item>
          <text:p text:style-name="P38">Computational efficiency in large-scale analyses. </text:p>
        </text:list-item>
      </text:list>
      <text:p text:style-name="Text_20_body">These properties make R9 embedding particularly well-suited for a wide range of applications, including crystal structure classification and clustering, phase transition analysis, crystal structure prediction, high-throughput screening of materials, symmetry analysis, and integration with experimental techniques.</text:p>
      <text:p text:style-name="Text_20_body">While challenges remain, such as the visualization of 9-dimensional space and the need for further development of specialized algorithms, the potential of R9 embedding to revolutionize crystallographic analysis is significant. It provides a bridge between traditional crystallography and modern computational and machine learning techniques, opening up new avenues for materials discovery and design.</text:p>
      <text:p text:style-name="Text_20_body">As research in this area progresses, we anticipate the development of more sophisticated tools and methodologies based on R9 embedding, leading to deeper insights into crystal structures and their properties. The R9 embedding approach represents a significant step forward in our ability to understand and manipulate the crystalline world, with far-reaching implications for fields ranging from materials science to structural biology.</text:p>
      <text:p text:style-name="Text_20_body"><text:soft-page-break/>In conclusion, R9 embedding offers a promising new paradigm for lattice representation and analysis, paving the way for exciting advancements in crystallography and related fields in the years to come.</text:p>
      <text:h text:style-name="Heading_20_1" text:outline-level="1">7. References</text:h>
      <text:p text:style-name="Text_20_body">[1] Niggli, P. (1928). Handbuch der Experimentalphysik, Vol. 7, Part 1. Akademische Verlagsgesellschaft, Leipzig.</text:p>
      <text:p text:style-name="Text_20_body">[2] Andrews, L. C., &amp; Bernstein, H. J. (1988). Lattices and reduced cells as points in 6-space and selection of Bravais lattice type by projections. Acta Crystallographica Section A: Foundations of Crystallography, 44(6), 1009-1018.</text:p>
      <text:p text:style-name="Text_20_body">[3] Burzlaff, H., &amp; Gruber, B. (2009). BGAOL—a program system for the determination of the relationships of Bravais lattices. Acta Crystallographica Section A: Foundations of Crystallography, 65(4), 278-285.</text:p>
      <text:p text:style-name="Text_20_body">[4] Andrews, L. C., Bernstein, H. J., &amp; Pelletier, G. A. (2019). A perturbation stable cell comparison procedure. Acta Crystallographica Section A: Foundations and Advances, 75(1), 115-120.</text:p>
      <text:p text:style-name="Text_20_body">[5] Parry, G. S. (1976). The description of lattice distortions in crystals. Acta Crystallographica Section A: Crystal Physics, Diffraction, Theoretical and General Crystallography, 32(4), 563-572.</text:p>
      <text:p text:style-name="Text_20_body">[6] Popa, N. C., &amp; Willis, B. T. M. (2004). A method to determine the components of the displacement correlation tensor from neutron diffraction data. Acta Crystallographica Section A: Foundations of Crystallography, 60(4), 318-321.</text:p>
      <text:p text:style-name="Text_20_body">[7] Hart, G. L., &amp; Forcade, R. W. (2008). Algorithm for generating derivative structures. Physical Review B, 77(22), 224115.</text:p>
      <text:p text:style-name="Text_20_body">[8] Oganov, A. R., &amp; Glass, C. W. (2006). Crystal structure prediction using ab initio evolutionary techniques: Principles and applications. The Journal of chemical physics, 124(24), 244704.</text:p>
      <text:p text:style-name="Text_20_body">[9] Curtarolo, S., Hart, G. L., Nardelli, M. B., Mingo, N., Sanvito, S., &amp; Levy, O. (2013). The high-throughput highway to computational materials design. Nature materials, 12(3), 191-201.</text:p>
      <text:p text:style-name="Text_20_body">[10] Butler, K. T., Davies, D. W., Cartwright, H., Isayev, O., &amp; Walsh, A. (2018). Machine learning for molecular and materials science. Nature, 559(7715), 547-555.</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Fira Code" svg:font-family="'Fira Code', 'Fira Mono', Menlo, Consolas, 'DejaVu Sans Mono',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8-09T10:16:08.399000000</meta:creation-date>
    <dc:date>2024-08-09T10:46:38.010000000</dc:date>
    <meta:editing-duration>PT9M58S</meta:editing-duration>
    <meta:editing-cycles>2</meta:editing-cycles>
    <meta:generator>LibreOffice/7.3.5.2$Windows_X86_64 LibreOffice_project/184fe81b8c8c30d8b5082578aee2fed2ea847c01</meta:generator>
    <meta:document-statistic meta:table-count="2" meta:image-count="0" meta:object-count="0" meta:page-count="22" meta:paragraph-count="455" meta:word-count="6028" meta:character-count="42064" meta:non-whitespace-character-count="36321"/>
  </office:meta>
</office:document-meta>
</file>